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http://ftp.cs.wisc.edu/pub/users/kelesgroup/rwelch/Collab_EJohannsen_EBV_NOK_tracks/BAM/RNAseq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NAseq-akata-noks-CaFBS-rep1_rsem_default.bam</text:p>
          </table:table-cell>
          <table:table-cell table:number-columns-repeated="3"/>
          <table:table-cell table:formula="of:=[.$B$2]&amp;[.A4]" office:value-type="string" office:string-value="http://ftp.cs.wisc.edu/pub/users/kelesgroup/rwelch/Collab_EJohannsen_EBV_NOK_tracks/BAM/RNAseq/RNAseq-akata-noks-CaFBS-rep1_rsem_default.bam" calcext:value-type="string">
            <text:p>http://ftp.cs.wisc.edu/pub/users/kelesgroup/rwelch/Collab_EJohannsen_EBV_NOK_tracks/BAM/RNAseq/RNAseq-akata-noks-CaFBS-rep1_rsem_default.bam</text:p>
          </table:table-cell>
        </table:table-row>
        <table:table-row table:style-name="ro1">
          <table:table-cell office:value-type="string" calcext:value-type="string">
            <text:p>RNAseq-akata-noks-CaFBS-rep2_rsem_default.bam</text:p>
          </table:table-cell>
          <table:table-cell table:number-columns-repeated="3"/>
          <table:table-cell table:formula="of:=[.$B$2]&amp;[.A5]" office:value-type="string" office:string-value="http://ftp.cs.wisc.edu/pub/users/kelesgroup/rwelch/Collab_EJohannsen_EBV_NOK_tracks/BAM/RNAseq/RNAseq-akata-noks-CaFBS-rep2_rsem_default.bam" calcext:value-type="string">
            <text:p>http://ftp.cs.wisc.edu/pub/users/kelesgroup/rwelch/Collab_EJohannsen_EBV_NOK_tracks/BAM/RNAseq/RNAseq-akata-noks-CaFBS-rep2_rsem_default.bam</text:p>
          </table:table-cell>
        </table:table-row>
        <table:table-row table:style-name="ro1">
          <table:table-cell office:value-type="string" calcext:value-type="string">
            <text:p>RNAseq-akata-noks-CaFBS-rep3_rsem_default.bam</text:p>
          </table:table-cell>
          <table:table-cell table:number-columns-repeated="3"/>
          <table:table-cell table:formula="of:=[.$B$2]&amp;[.A6]" office:value-type="string" office:string-value="http://ftp.cs.wisc.edu/pub/users/kelesgroup/rwelch/Collab_EJohannsen_EBV_NOK_tracks/BAM/RNAseq/RNAseq-akata-noks-CaFBS-rep3_rsem_default.bam" calcext:value-type="string">
            <text:p>http://ftp.cs.wisc.edu/pub/users/kelesgroup/rwelch/Collab_EJohannsen_EBV_NOK_tracks/BAM/RNAseq/RNAseq-akata-noks-CaFBS-rep3_rsem_default.bam</text:p>
          </table:table-cell>
        </table:table-row>
        <table:table-row table:style-name="ro1">
          <table:table-cell office:value-type="string" calcext:value-type="string">
            <text:p>RNAseq-akata-noks-methyl_cell-rep1_rsem_default.bam</text:p>
          </table:table-cell>
          <table:table-cell table:number-columns-repeated="3"/>
          <table:table-cell table:formula="of:=[.$B$2]&amp;[.A7]" office:value-type="string" office:string-value="http://ftp.cs.wisc.edu/pub/users/kelesgroup/rwelch/Collab_EJohannsen_EBV_NOK_tracks/BAM/RNAseq/RNAseq-akata-noks-methyl_cell-rep1_rsem_default.bam" calcext:value-type="string">
            <text:p>http://ftp.cs.wisc.edu/pub/users/kelesgroup/rwelch/Collab_EJohannsen_EBV_NOK_tracks/BAM/RNAseq/RNAseq-akata-noks-methyl_cell-rep1_rsem_default.bam</text:p>
          </table:table-cell>
        </table:table-row>
        <table:table-row table:style-name="ro1">
          <table:table-cell office:value-type="string" calcext:value-type="string">
            <text:p>RNAseq-akata-noks-methyl_cell-rep2_rsem_default.bam</text:p>
          </table:table-cell>
          <table:table-cell table:number-columns-repeated="3"/>
          <table:table-cell table:formula="of:=[.$B$2]&amp;[.A8]" office:value-type="string" office:string-value="http://ftp.cs.wisc.edu/pub/users/kelesgroup/rwelch/Collab_EJohannsen_EBV_NOK_tracks/BAM/RNAseq/RNAseq-akata-noks-methyl_cell-rep2_rsem_default.bam" calcext:value-type="string">
            <text:p>http://ftp.cs.wisc.edu/pub/users/kelesgroup/rwelch/Collab_EJohannsen_EBV_NOK_tracks/BAM/RNAseq/RNAseq-akata-noks-methyl_cell-rep2_rsem_default.bam</text:p>
          </table:table-cell>
        </table:table-row>
        <table:table-row table:style-name="ro1">
          <table:table-cell office:value-type="string" calcext:value-type="string">
            <text:p>RNAseq-akata-noks-methyl_cell-rep3_rsem_default.bam</text:p>
          </table:table-cell>
          <table:table-cell table:number-columns-repeated="3"/>
          <table:table-cell table:formula="of:=[.$B$2]&amp;[.A9]" office:value-type="string" office:string-value="http://ftp.cs.wisc.edu/pub/users/kelesgroup/rwelch/Collab_EJohannsen_EBV_NOK_tracks/BAM/RNAseq/RNAseq-akata-noks-methyl_cell-rep3_rsem_default.bam" calcext:value-type="string">
            <text:p>http://ftp.cs.wisc.edu/pub/users/kelesgroup/rwelch/Collab_EJohannsen_EBV_NOK_tracks/BAM/RNAseq/RNAseq-akata-noks-methyl_cell-rep3_rsem_default.bam</text:p>
          </table:table-cell>
        </table:table-row>
        <table:table-row table:style-name="ro1">
          <table:table-cell office:value-type="string" calcext:value-type="string">
            <text:p>RNAseq-akata-noks-no_treatment-rep1_rsem_default.bam</text:p>
          </table:table-cell>
          <table:table-cell table:number-columns-repeated="3"/>
          <table:table-cell table:formula="of:=[.$B$2]&amp;[.A10]" office:value-type="string" office:string-value="http://ftp.cs.wisc.edu/pub/users/kelesgroup/rwelch/Collab_EJohannsen_EBV_NOK_tracks/BAM/RNAseq/RNAseq-akata-noks-no_treatment-rep1_rsem_default.bam" calcext:value-type="string">
            <text:p>http://ftp.cs.wisc.edu/pub/users/kelesgroup/rwelch/Collab_EJohannsen_EBV_NOK_tracks/BAM/RNAseq/RNAseq-akata-noks-no_treatment-rep1_rsem_default.bam</text:p>
          </table:table-cell>
        </table:table-row>
        <table:table-row table:style-name="ro1">
          <table:table-cell office:value-type="string" calcext:value-type="string">
            <text:p>RNAseq-akata-noks-no_treatment-rep2_rsem_default.bam</text:p>
          </table:table-cell>
          <table:table-cell table:number-columns-repeated="3"/>
          <table:table-cell table:formula="of:=[.$B$2]&amp;[.A11]" office:value-type="string" office:string-value="http://ftp.cs.wisc.edu/pub/users/kelesgroup/rwelch/Collab_EJohannsen_EBV_NOK_tracks/BAM/RNAseq/RNAseq-akata-noks-no_treatment-rep2_rsem_default.bam" calcext:value-type="string">
            <text:p>http://ftp.cs.wisc.edu/pub/users/kelesgroup/rwelch/Collab_EJohannsen_EBV_NOK_tracks/BAM/RNAseq/RNAseq-akata-noks-no_treatment-rep2_rsem_default.bam</text:p>
          </table:table-cell>
        </table:table-row>
        <table:table-row table:style-name="ro1">
          <table:table-cell office:value-type="string" calcext:value-type="string">
            <text:p>RNAseq-akata-noks-no_treatment-rep3_rsem_default.bam</text:p>
          </table:table-cell>
          <table:table-cell table:number-columns-repeated="3"/>
          <table:table-cell table:formula="of:=[.$B$2]&amp;[.A12]" office:value-type="string" office:string-value="http://ftp.cs.wisc.edu/pub/users/kelesgroup/rwelch/Collab_EJohannsen_EBV_NOK_tracks/BAM/RNAseq/RNAseq-akata-noks-no_treatment-rep3_rsem_default.bam" calcext:value-type="string">
            <text:p>http://ftp.cs.wisc.edu/pub/users/kelesgroup/rwelch/Collab_EJohannsen_EBV_NOK_tracks/BAM/RNAseq/RNAseq-akata-noks-no_treatment-rep3_rsem_default.bam</text:p>
          </table:table-cell>
        </table:table-row>
        <table:table-row table:style-name="ro1">
          <table:table-cell office:value-type="string" calcext:value-type="string">
            <text:p>RNAseq-akata-noks-no_treatment-rep4_rsem_default.bam</text:p>
          </table:table-cell>
          <table:table-cell table:number-columns-repeated="3"/>
          <table:table-cell table:formula="of:=[.$B$2]&amp;[.A13]" office:value-type="string" office:string-value="http://ftp.cs.wisc.edu/pub/users/kelesgroup/rwelch/Collab_EJohannsen_EBV_NOK_tracks/BAM/RNAseq/RNAseq-akata-noks-no_treatment-rep4_rsem_default.bam" calcext:value-type="string">
            <text:p>http://ftp.cs.wisc.edu/pub/users/kelesgroup/rwelch/Collab_EJohannsen_EBV_NOK_tracks/BAM/RNAseq/RNAseq-akata-noks-no_treatment-rep4_rsem_default.bam</text:p>
          </table:table-cell>
        </table:table-row>
        <table:table-row table:style-name="ro1">
          <table:table-cell office:value-type="string" calcext:value-type="string">
            <text:p>RNAseq-noks-CaFBS-rep1_rsem_default.bam</text:p>
          </table:table-cell>
          <table:table-cell table:number-columns-repeated="3"/>
          <table:table-cell table:formula="of:=[.$B$2]&amp;[.A14]" office:value-type="string" office:string-value="http://ftp.cs.wisc.edu/pub/users/kelesgroup/rwelch/Collab_EJohannsen_EBV_NOK_tracks/BAM/RNAseq/RNAseq-noks-CaFBS-rep1_rsem_default.bam" calcext:value-type="string">
            <text:p>http://ftp.cs.wisc.edu/pub/users/kelesgroup/rwelch/Collab_EJohannsen_EBV_NOK_tracks/BAM/RNAseq/RNAseq-noks-CaFBS-rep1_rsem_default.bam</text:p>
          </table:table-cell>
        </table:table-row>
        <table:table-row table:style-name="ro1">
          <table:table-cell office:value-type="string" calcext:value-type="string">
            <text:p>RNAseq-noks-CaFBS-rep2_rsem_default.bam</text:p>
          </table:table-cell>
          <table:table-cell table:number-columns-repeated="3"/>
          <table:table-cell table:formula="of:=[.$B$2]&amp;[.A15]" office:value-type="string" office:string-value="http://ftp.cs.wisc.edu/pub/users/kelesgroup/rwelch/Collab_EJohannsen_EBV_NOK_tracks/BAM/RNAseq/RNAseq-noks-CaFBS-rep2_rsem_default.bam" calcext:value-type="string">
            <text:p>http://ftp.cs.wisc.edu/pub/users/kelesgroup/rwelch/Collab_EJohannsen_EBV_NOK_tracks/BAM/RNAseq/RNAseq-noks-CaFBS-rep2_rsem_default.bam</text:p>
          </table:table-cell>
        </table:table-row>
        <table:table-row table:style-name="ro1">
          <table:table-cell office:value-type="string" calcext:value-type="string">
            <text:p>RNAseq-noks-CaFBS-rep3_rsem_default.bam</text:p>
          </table:table-cell>
          <table:table-cell table:number-columns-repeated="3"/>
          <table:table-cell table:formula="of:=[.$B$2]&amp;[.A16]" office:value-type="string" office:string-value="http://ftp.cs.wisc.edu/pub/users/kelesgroup/rwelch/Collab_EJohannsen_EBV_NOK_tracks/BAM/RNAseq/RNAseq-noks-CaFBS-rep3_rsem_default.bam" calcext:value-type="string">
            <text:p>http://ftp.cs.wisc.edu/pub/users/kelesgroup/rwelch/Collab_EJohannsen_EBV_NOK_tracks/BAM/RNAseq/RNAseq-noks-CaFBS-rep3_rsem_default.bam</text:p>
          </table:table-cell>
        </table:table-row>
        <table:table-row table:style-name="ro1">
          <table:table-cell office:value-type="string" calcext:value-type="string">
            <text:p>RNAseq-Noks_EBV-MC-rep1_rsem_default.bam</text:p>
          </table:table-cell>
          <table:table-cell table:number-columns-repeated="3"/>
          <table:table-cell table:formula="of:=[.$B$2]&amp;[.A17]" office:value-type="string" office:string-value="http://ftp.cs.wisc.edu/pub/users/kelesgroup/rwelch/Collab_EJohannsen_EBV_NOK_tracks/BAM/RNAseq/RNAseq-Noks_EBV-MC-rep1_rsem_default.bam" calcext:value-type="string">
            <text:p>http://ftp.cs.wisc.edu/pub/users/kelesgroup/rwelch/Collab_EJohannsen_EBV_NOK_tracks/BAM/RNAseq/RNAseq-Noks_EBV-MC-rep1_rsem_default.bam</text:p>
          </table:table-cell>
        </table:table-row>
        <table:table-row table:style-name="ro1">
          <table:table-cell office:value-type="string" calcext:value-type="string">
            <text:p>RNAseq-Noks_EBV-MC-rep2_rsem_default.bam</text:p>
          </table:table-cell>
          <table:table-cell table:number-columns-repeated="3"/>
          <table:table-cell table:formula="of:=[.$B$2]&amp;[.A18]" office:value-type="string" office:string-value="http://ftp.cs.wisc.edu/pub/users/kelesgroup/rwelch/Collab_EJohannsen_EBV_NOK_tracks/BAM/RNAseq/RNAseq-Noks_EBV-MC-rep2_rsem_default.bam" calcext:value-type="string">
            <text:p>http://ftp.cs.wisc.edu/pub/users/kelesgroup/rwelch/Collab_EJohannsen_EBV_NOK_tracks/BAM/RNAseq/RNAseq-Noks_EBV-MC-rep2_rsem_default.bam</text:p>
          </table:table-cell>
        </table:table-row>
        <table:table-row table:style-name="ro1">
          <table:table-cell office:value-type="string" calcext:value-type="string">
            <text:p>RNAseq-Noks_EBV-MC-rep3_rsem_default.bam</text:p>
          </table:table-cell>
          <table:table-cell table:number-columns-repeated="3"/>
          <table:table-cell table:formula="of:=[.$B$2]&amp;[.A19]" office:value-type="string" office:string-value="http://ftp.cs.wisc.edu/pub/users/kelesgroup/rwelch/Collab_EJohannsen_EBV_NOK_tracks/BAM/RNAseq/RNAseq-Noks_EBV-MC-rep3_rsem_default.bam" calcext:value-type="string">
            <text:p>http://ftp.cs.wisc.edu/pub/users/kelesgroup/rwelch/Collab_EJohannsen_EBV_NOK_tracks/BAM/RNAseq/RNAseq-Noks_EBV-MC-rep3_rsem_default.bam</text:p>
          </table:table-cell>
        </table:table-row>
        <table:table-row table:style-name="ro1">
          <table:table-cell office:value-type="string" calcext:value-type="string">
            <text:p>RNAseq-Noks_EBV-MC-rep4_rsem_default.bam</text:p>
          </table:table-cell>
          <table:table-cell table:number-columns-repeated="3"/>
          <table:table-cell table:formula="of:=[.$B$2]&amp;[.A20]" office:value-type="string" office:string-value="http://ftp.cs.wisc.edu/pub/users/kelesgroup/rwelch/Collab_EJohannsen_EBV_NOK_tracks/BAM/RNAseq/RNAseq-Noks_EBV-MC-rep4_rsem_default.bam" calcext:value-type="string">
            <text:p>http://ftp.cs.wisc.edu/pub/users/kelesgroup/rwelch/Collab_EJohannsen_EBV_NOK_tracks/BAM/RNAseq/RNAseq-Noks_EBV-MC-rep4_rsem_default.bam</text:p>
          </table:table-cell>
        </table:table-row>
        <table:table-row table:style-name="ro1">
          <table:table-cell office:value-type="string" calcext:value-type="string">
            <text:p>RNAseq-Noks_EBV-mono-rep1_rsem_default.bam</text:p>
          </table:table-cell>
          <table:table-cell table:number-columns-repeated="3"/>
          <table:table-cell table:formula="of:=[.$B$2]&amp;[.A21]" office:value-type="string" office:string-value="http://ftp.cs.wisc.edu/pub/users/kelesgroup/rwelch/Collab_EJohannsen_EBV_NOK_tracks/BAM/RNAseq/RNAseq-Noks_EBV-mono-rep1_rsem_default.bam" calcext:value-type="string">
            <text:p>http://ftp.cs.wisc.edu/pub/users/kelesgroup/rwelch/Collab_EJohannsen_EBV_NOK_tracks/BAM/RNAseq/RNAseq-Noks_EBV-mono-rep1_rsem_default.bam</text:p>
          </table:table-cell>
        </table:table-row>
        <table:table-row table:style-name="ro1">
          <table:table-cell office:value-type="string" calcext:value-type="string">
            <text:p>RNAseq-Noks_EBV-mono-rep2_rsem_default.bam</text:p>
          </table:table-cell>
          <table:table-cell table:number-columns-repeated="3"/>
          <table:table-cell table:formula="of:=[.$B$2]&amp;[.A22]" office:value-type="string" office:string-value="http://ftp.cs.wisc.edu/pub/users/kelesgroup/rwelch/Collab_EJohannsen_EBV_NOK_tracks/BAM/RNAseq/RNAseq-Noks_EBV-mono-rep2_rsem_default.bam" calcext:value-type="string">
            <text:p>http://ftp.cs.wisc.edu/pub/users/kelesgroup/rwelch/Collab_EJohannsen_EBV_NOK_tracks/BAM/RNAseq/RNAseq-Noks_EBV-mono-rep2_rsem_default.bam</text:p>
          </table:table-cell>
        </table:table-row>
        <table:table-row table:style-name="ro1">
          <table:table-cell office:value-type="string" calcext:value-type="string">
            <text:p>RNAseq-Noks_EBV-mono-rep3_rsem_default.bam</text:p>
          </table:table-cell>
          <table:table-cell table:number-columns-repeated="3"/>
          <table:table-cell table:formula="of:=[.$B$2]&amp;[.A23]" office:value-type="string" office:string-value="http://ftp.cs.wisc.edu/pub/users/kelesgroup/rwelch/Collab_EJohannsen_EBV_NOK_tracks/BAM/RNAseq/RNAseq-Noks_EBV-mono-rep3_rsem_default.bam" calcext:value-type="string">
            <text:p>http://ftp.cs.wisc.edu/pub/users/kelesgroup/rwelch/Collab_EJohannsen_EBV_NOK_tracks/BAM/RNAseq/RNAseq-Noks_EBV-mono-rep3_rsem_default.bam</text:p>
          </table:table-cell>
        </table:table-row>
        <table:table-row table:style-name="ro1">
          <table:table-cell office:value-type="string" calcext:value-type="string">
            <text:p>RNAseq-Noks_EBV-mono-rep4_rsem_default.bam</text:p>
          </table:table-cell>
          <table:table-cell table:number-columns-repeated="3"/>
          <table:table-cell table:formula="of:=[.$B$2]&amp;[.A24]" office:value-type="string" office:string-value="http://ftp.cs.wisc.edu/pub/users/kelesgroup/rwelch/Collab_EJohannsen_EBV_NOK_tracks/BAM/RNAseq/RNAseq-Noks_EBV-mono-rep4_rsem_default.bam" calcext:value-type="string">
            <text:p>http://ftp.cs.wisc.edu/pub/users/kelesgroup/rwelch/Collab_EJohannsen_EBV_NOK_tracks/BAM/RNAseq/RNAseq-Noks_EBV-mono-rep4_rsem_default.bam</text:p>
          </table:table-cell>
        </table:table-row>
        <table:table-row table:style-name="ro1">
          <table:table-cell office:value-type="string" calcext:value-type="string">
            <text:p>RNAseq-Noks-MC-rep1_rsem_default.bam</text:p>
          </table:table-cell>
          <table:table-cell table:number-columns-repeated="3"/>
          <table:table-cell table:formula="of:=[.$B$2]&amp;[.A25]" office:value-type="string" office:string-value="http://ftp.cs.wisc.edu/pub/users/kelesgroup/rwelch/Collab_EJohannsen_EBV_NOK_tracks/BAM/RNAseq/RNAseq-Noks-MC-rep1_rsem_default.bam" calcext:value-type="string">
            <text:p>http://ftp.cs.wisc.edu/pub/users/kelesgroup/rwelch/Collab_EJohannsen_EBV_NOK_tracks/BAM/RNAseq/RNAseq-Noks-MC-rep1_rsem_default.bam</text:p>
          </table:table-cell>
        </table:table-row>
        <table:table-row table:style-name="ro1">
          <table:table-cell office:value-type="string" calcext:value-type="string">
            <text:p>RNAseq-Noks-MC-rep2_rsem_default.bam</text:p>
          </table:table-cell>
          <table:table-cell table:number-columns-repeated="3"/>
          <table:table-cell table:formula="of:=[.$B$2]&amp;[.A26]" office:value-type="string" office:string-value="http://ftp.cs.wisc.edu/pub/users/kelesgroup/rwelch/Collab_EJohannsen_EBV_NOK_tracks/BAM/RNAseq/RNAseq-Noks-MC-rep2_rsem_default.bam" calcext:value-type="string">
            <text:p>http://ftp.cs.wisc.edu/pub/users/kelesgroup/rwelch/Collab_EJohannsen_EBV_NOK_tracks/BAM/RNAseq/RNAseq-Noks-MC-rep2_rsem_default.bam</text:p>
          </table:table-cell>
        </table:table-row>
        <table:table-row table:style-name="ro1">
          <table:table-cell office:value-type="string" calcext:value-type="string">
            <text:p>RNAseq-Noks-MC-rep3_rsem_default.bam</text:p>
          </table:table-cell>
          <table:table-cell table:number-columns-repeated="3"/>
          <table:table-cell table:formula="of:=[.$B$2]&amp;[.A27]" office:value-type="string" office:string-value="http://ftp.cs.wisc.edu/pub/users/kelesgroup/rwelch/Collab_EJohannsen_EBV_NOK_tracks/BAM/RNAseq/RNAseq-Noks-MC-rep3_rsem_default.bam" calcext:value-type="string">
            <text:p>http://ftp.cs.wisc.edu/pub/users/kelesgroup/rwelch/Collab_EJohannsen_EBV_NOK_tracks/BAM/RNAseq/RNAseq-Noks-MC-rep3_rsem_default.bam</text:p>
          </table:table-cell>
        </table:table-row>
        <table:table-row table:style-name="ro1">
          <table:table-cell office:value-type="string" calcext:value-type="string">
            <text:p>RNAseq-Noks-MC-rep4_rsem_default.bam</text:p>
          </table:table-cell>
          <table:table-cell table:number-columns-repeated="3"/>
          <table:table-cell table:formula="of:=[.$B$2]&amp;[.A28]" office:value-type="string" office:string-value="http://ftp.cs.wisc.edu/pub/users/kelesgroup/rwelch/Collab_EJohannsen_EBV_NOK_tracks/BAM/RNAseq/RNAseq-Noks-MC-rep4_rsem_default.bam" calcext:value-type="string">
            <text:p>http://ftp.cs.wisc.edu/pub/users/kelesgroup/rwelch/Collab_EJohannsen_EBV_NOK_tracks/BAM/RNAseq/RNAseq-Noks-MC-rep4_rsem_default.bam</text:p>
          </table:table-cell>
        </table:table-row>
        <table:table-row table:style-name="ro1">
          <table:table-cell office:value-type="string" calcext:value-type="string">
            <text:p>RNAseq-noks-methyl_cell-rep1_rsem_default.bam</text:p>
          </table:table-cell>
          <table:table-cell table:number-columns-repeated="3"/>
          <table:table-cell table:formula="of:=[.$B$2]&amp;[.A29]" office:value-type="string" office:string-value="http://ftp.cs.wisc.edu/pub/users/kelesgroup/rwelch/Collab_EJohannsen_EBV_NOK_tracks/BAM/RNAseq/RNAseq-noks-methyl_cell-rep1_rsem_default.bam" calcext:value-type="string">
            <text:p>http://ftp.cs.wisc.edu/pub/users/kelesgroup/rwelch/Collab_EJohannsen_EBV_NOK_tracks/BAM/RNAseq/RNAseq-noks-methyl_cell-rep1_rsem_default.bam</text:p>
          </table:table-cell>
        </table:table-row>
        <table:table-row table:style-name="ro1">
          <table:table-cell office:value-type="string" calcext:value-type="string">
            <text:p>RNAseq-noks-methyl_cell-rep2_rsem_default.bam</text:p>
          </table:table-cell>
          <table:table-cell table:number-columns-repeated="3"/>
          <table:table-cell table:formula="of:=[.$B$2]&amp;[.A30]" office:value-type="string" office:string-value="http://ftp.cs.wisc.edu/pub/users/kelesgroup/rwelch/Collab_EJohannsen_EBV_NOK_tracks/BAM/RNAseq/RNAseq-noks-methyl_cell-rep2_rsem_default.bam" calcext:value-type="string">
            <text:p>http://ftp.cs.wisc.edu/pub/users/kelesgroup/rwelch/Collab_EJohannsen_EBV_NOK_tracks/BAM/RNAseq/RNAseq-noks-methyl_cell-rep2_rsem_default.bam</text:p>
          </table:table-cell>
        </table:table-row>
        <table:table-row table:style-name="ro1">
          <table:table-cell office:value-type="string" calcext:value-type="string">
            <text:p>RNAseq-noks-methyl_cell-rep3_rsem_default.bam</text:p>
          </table:table-cell>
          <table:table-cell table:number-columns-repeated="3"/>
          <table:table-cell table:formula="of:=[.$B$2]&amp;[.A31]" office:value-type="string" office:string-value="http://ftp.cs.wisc.edu/pub/users/kelesgroup/rwelch/Collab_EJohannsen_EBV_NOK_tracks/BAM/RNAseq/RNAseq-noks-methyl_cell-rep3_rsem_default.bam" calcext:value-type="string">
            <text:p>http://ftp.cs.wisc.edu/pub/users/kelesgroup/rwelch/Collab_EJohannsen_EBV_NOK_tracks/BAM/RNAseq/RNAseq-noks-methyl_cell-rep3_rsem_default.bam</text:p>
          </table:table-cell>
        </table:table-row>
        <table:table-row table:style-name="ro1">
          <table:table-cell office:value-type="string" calcext:value-type="string">
            <text:p>RNAseq-Noks-mono-rep1_rsem_default.bam</text:p>
          </table:table-cell>
          <table:table-cell table:number-columns-repeated="3"/>
          <table:table-cell table:formula="of:=[.$B$2]&amp;[.A32]" office:value-type="string" office:string-value="http://ftp.cs.wisc.edu/pub/users/kelesgroup/rwelch/Collab_EJohannsen_EBV_NOK_tracks/BAM/RNAseq/RNAseq-Noks-mono-rep1_rsem_default.bam" calcext:value-type="string">
            <text:p>http://ftp.cs.wisc.edu/pub/users/kelesgroup/rwelch/Collab_EJohannsen_EBV_NOK_tracks/BAM/RNAseq/RNAseq-Noks-mono-rep1_rsem_default.bam</text:p>
          </table:table-cell>
        </table:table-row>
        <table:table-row table:style-name="ro1">
          <table:table-cell office:value-type="string" calcext:value-type="string">
            <text:p>RNAseq-Noks-mono-rep2_rsem_default.bam</text:p>
          </table:table-cell>
          <table:table-cell table:number-columns-repeated="3"/>
          <table:table-cell table:formula="of:=[.$B$2]&amp;[.A33]" office:value-type="string" office:string-value="http://ftp.cs.wisc.edu/pub/users/kelesgroup/rwelch/Collab_EJohannsen_EBV_NOK_tracks/BAM/RNAseq/RNAseq-Noks-mono-rep2_rsem_default.bam" calcext:value-type="string">
            <text:p>http://ftp.cs.wisc.edu/pub/users/kelesgroup/rwelch/Collab_EJohannsen_EBV_NOK_tracks/BAM/RNAseq/RNAseq-Noks-mono-rep2_rsem_default.bam</text:p>
          </table:table-cell>
        </table:table-row>
        <table:table-row table:style-name="ro1">
          <table:table-cell office:value-type="string" calcext:value-type="string">
            <text:p>RNAseq-Noks-mono-rep3_rsem_default.bam</text:p>
          </table:table-cell>
          <table:table-cell table:number-columns-repeated="3"/>
          <table:table-cell table:formula="of:=[.$B$2]&amp;[.A34]" office:value-type="string" office:string-value="http://ftp.cs.wisc.edu/pub/users/kelesgroup/rwelch/Collab_EJohannsen_EBV_NOK_tracks/BAM/RNAseq/RNAseq-Noks-mono-rep3_rsem_default.bam" calcext:value-type="string">
            <text:p>http://ftp.cs.wisc.edu/pub/users/kelesgroup/rwelch/Collab_EJohannsen_EBV_NOK_tracks/BAM/RNAseq/RNAseq-Noks-mono-rep3_rsem_default.bam</text:p>
          </table:table-cell>
        </table:table-row>
        <table:table-row table:style-name="ro1">
          <table:table-cell office:value-type="string" calcext:value-type="string">
            <text:p>RNAseq-Noks-mono-rep4_rsem_default.bam</text:p>
          </table:table-cell>
          <table:table-cell table:number-columns-repeated="3"/>
          <table:table-cell table:formula="of:=[.$B$2]&amp;[.A35]" office:value-type="string" office:string-value="http://ftp.cs.wisc.edu/pub/users/kelesgroup/rwelch/Collab_EJohannsen_EBV_NOK_tracks/BAM/RNAseq/RNAseq-Noks-mono-rep4_rsem_default.bam" calcext:value-type="string">
            <text:p>http://ftp.cs.wisc.edu/pub/users/kelesgroup/rwelch/Collab_EJohannsen_EBV_NOK_tracks/BAM/RNAseq/RNAseq-Noks-mono-rep4_rsem_default.bam</text:p>
          </table:table-cell>
        </table:table-row>
        <table:table-row table:style-name="ro1">
          <table:table-cell office:value-type="string" calcext:value-type="string">
            <text:p>RNAseq-noks-no_treatment-rep1_rsem_default.bam</text:p>
          </table:table-cell>
          <table:table-cell table:number-columns-repeated="3"/>
          <table:table-cell table:formula="of:=[.$B$2]&amp;[.A36]" office:value-type="string" office:string-value="http://ftp.cs.wisc.edu/pub/users/kelesgroup/rwelch/Collab_EJohannsen_EBV_NOK_tracks/BAM/RNAseq/RNAseq-noks-no_treatment-rep1_rsem_default.bam" calcext:value-type="string">
            <text:p>http://ftp.cs.wisc.edu/pub/users/kelesgroup/rwelch/Collab_EJohannsen_EBV_NOK_tracks/BAM/RNAseq/RNAseq-noks-no_treatment-rep1_rsem_default.bam</text:p>
          </table:table-cell>
        </table:table-row>
        <table:table-row table:style-name="ro1">
          <table:table-cell office:value-type="string" calcext:value-type="string">
            <text:p>RNAseq-noks-no_treatment-rep2_rsem_default.bam</text:p>
          </table:table-cell>
          <table:table-cell table:number-columns-repeated="3"/>
          <table:table-cell table:formula="of:=[.$B$2]&amp;[.A37]" office:value-type="string" office:string-value="http://ftp.cs.wisc.edu/pub/users/kelesgroup/rwelch/Collab_EJohannsen_EBV_NOK_tracks/BAM/RNAseq/RNAseq-noks-no_treatment-rep2_rsem_default.bam" calcext:value-type="string">
            <text:p>http://ftp.cs.wisc.edu/pub/users/kelesgroup/rwelch/Collab_EJohannsen_EBV_NOK_tracks/BAM/RNAseq/RNAseq-noks-no_treatment-rep2_rsem_default.bam</text:p>
          </table:table-cell>
        </table:table-row>
        <table:table-row table:style-name="ro1">
          <table:table-cell office:value-type="string" calcext:value-type="string">
            <text:p>RNAseq-noks-no_treatment-rep3_rsem_default.bam</text:p>
          </table:table-cell>
          <table:table-cell table:number-columns-repeated="3"/>
          <table:table-cell table:formula="of:=[.$B$2]&amp;[.A38]" office:value-type="string" office:string-value="http://ftp.cs.wisc.edu/pub/users/kelesgroup/rwelch/Collab_EJohannsen_EBV_NOK_tracks/BAM/RNAseq/RNAseq-noks-no_treatment-rep3_rsem_default.bam" calcext:value-type="string">
            <text:p>http://ftp.cs.wisc.edu/pub/users/kelesgroup/rwelch/Collab_EJohannsen_EBV_NOK_tracks/BAM/RNAseq/RNAseq-noks-no_treatment-rep3_rsem_default.bam</text:p>
          </table:table-cell>
        </table:table-row>
        <table:table-row table:style-name="ro1">
          <table:table-cell office:value-type="string" calcext:value-type="string">
            <text:p>RNAseq-noks-no_treatment-rep4_rsem_default.bam</text:p>
          </table:table-cell>
          <table:table-cell table:number-columns-repeated="3"/>
          <table:table-cell table:formula="of:=[.$B$2]&amp;[.A39]" office:value-type="string" office:string-value="http://ftp.cs.wisc.edu/pub/users/kelesgroup/rwelch/Collab_EJohannsen_EBV_NOK_tracks/BAM/RNAseq/RNAseq-noks-no_treatment-rep4_rsem_default.bam" calcext:value-type="string">
            <text:p>http://ftp.cs.wisc.edu/pub/users/kelesgroup/rwelch/Collab_EJohannsen_EBV_NOK_tracks/BAM/RNAseq/RNAseq-noks-no_treatment-rep4_rsem_default.ba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http://ftp.cs.wisc.edu/pub/users/kelesgroup/rwelch/Collab_EJohannsen_EBV_NOK_tracks/BAM/MeDIPseq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Pseq-NOKS-akata-CaFBS-hmC-rep1.sort.bam</text:p>
          </table:table-cell>
          <table:table-cell table:number-columns-repeated="3"/>
          <table:table-cell table:formula="of:=[.$B$41]&amp;[.A43]" office:value-type="string" office:string-value="http://ftp.cs.wisc.edu/pub/users/kelesgroup/rwelch/Collab_EJohannsen_EBV_NOK_tracks/BAM/MeDIPseq/MeDIPseq-NOKS-akata-CaFBS-hmC-rep1.sort.bam" calcext:value-type="string">
            <text:p>http://ftp.cs.wisc.edu/pub/users/kelesgroup/rwelch/Collab_EJohannsen_EBV_NOK_tracks/BAM/MeDIPseq/MeDIPseq-NOKS-akata-CaFBS-hmC-rep1.sort.bam</text:p>
          </table:table-cell>
        </table:table-row>
        <table:table-row table:style-name="ro1">
          <table:table-cell office:value-type="string" calcext:value-type="string">
            <text:p>MeDIPseq-NOKS-akata-CaFBS-hmC-rep2.sort.bam</text:p>
          </table:table-cell>
          <table:table-cell table:number-columns-repeated="3"/>
          <table:table-cell table:formula="of:=[.$B$41]&amp;[.A44]" office:value-type="string" office:string-value="http://ftp.cs.wisc.edu/pub/users/kelesgroup/rwelch/Collab_EJohannsen_EBV_NOK_tracks/BAM/MeDIPseq/MeDIPseq-NOKS-akata-CaFBS-hmC-rep2.sort.bam" calcext:value-type="string">
            <text:p>http://ftp.cs.wisc.edu/pub/users/kelesgroup/rwelch/Collab_EJohannsen_EBV_NOK_tracks/BAM/MeDIPseq/MeDIPseq-NOKS-akata-CaFBS-hmC-rep2.sort.bam</text:p>
          </table:table-cell>
        </table:table-row>
        <table:table-row table:style-name="ro1">
          <table:table-cell office:value-type="string" calcext:value-type="string">
            <text:p>MeDIPseq-NOKS-akata-CaFBS-hmC-rep3.sort.bam</text:p>
          </table:table-cell>
          <table:table-cell table:number-columns-repeated="3"/>
          <table:table-cell table:formula="of:=[.$B$41]&amp;[.A45]" office:value-type="string" office:string-value="http://ftp.cs.wisc.edu/pub/users/kelesgroup/rwelch/Collab_EJohannsen_EBV_NOK_tracks/BAM/MeDIPseq/MeDIPseq-NOKS-akata-CaFBS-hmC-rep3.sort.bam" calcext:value-type="string">
            <text:p>http://ftp.cs.wisc.edu/pub/users/kelesgroup/rwelch/Collab_EJohannsen_EBV_NOK_tracks/BAM/MeDIPseq/MeDIPseq-NOKS-akata-CaFBS-hmC-rep3.sort.bam</text:p>
          </table:table-cell>
        </table:table-row>
        <table:table-row table:style-name="ro1">
          <table:table-cell office:value-type="string" calcext:value-type="string">
            <text:p>MeDIPseq-NOKS-akata-CaFBS-Input-rep1.sort.bam</text:p>
          </table:table-cell>
          <table:table-cell table:number-columns-repeated="3"/>
          <table:table-cell table:formula="of:=[.$B$41]&amp;[.A46]" office:value-type="string" office:string-value="http://ftp.cs.wisc.edu/pub/users/kelesgroup/rwelch/Collab_EJohannsen_EBV_NOK_tracks/BAM/MeDIPseq/MeDIPseq-NOKS-akata-CaFBS-Input-rep1.sort.bam" calcext:value-type="string">
            <text:p>http://ftp.cs.wisc.edu/pub/users/kelesgroup/rwelch/Collab_EJohannsen_EBV_NOK_tracks/BAM/MeDIPseq/MeDIPseq-NOKS-akata-CaFBS-Input-rep1.sort.bam</text:p>
          </table:table-cell>
        </table:table-row>
        <table:table-row table:style-name="ro1">
          <table:table-cell office:value-type="string" calcext:value-type="string">
            <text:p>MeDIPseq-NOKS-akata-CaFBS-Input-rep2.sort.bam</text:p>
          </table:table-cell>
          <table:table-cell table:number-columns-repeated="3"/>
          <table:table-cell table:formula="of:=[.$B$41]&amp;[.A47]" office:value-type="string" office:string-value="http://ftp.cs.wisc.edu/pub/users/kelesgroup/rwelch/Collab_EJohannsen_EBV_NOK_tracks/BAM/MeDIPseq/MeDIPseq-NOKS-akata-CaFBS-Input-rep2.sort.bam" calcext:value-type="string">
            <text:p>http://ftp.cs.wisc.edu/pub/users/kelesgroup/rwelch/Collab_EJohannsen_EBV_NOK_tracks/BAM/MeDIPseq/MeDIPseq-NOKS-akata-CaFBS-Input-rep2.sort.bam</text:p>
          </table:table-cell>
        </table:table-row>
        <table:table-row table:style-name="ro1">
          <table:table-cell office:value-type="string" calcext:value-type="string">
            <text:p>MeDIPseq-NOKS-akata-CaFBS-Input-rep3.sort.bam</text:p>
          </table:table-cell>
          <table:table-cell table:number-columns-repeated="3"/>
          <table:table-cell table:formula="of:=[.$B$41]&amp;[.A48]" office:value-type="string" office:string-value="http://ftp.cs.wisc.edu/pub/users/kelesgroup/rwelch/Collab_EJohannsen_EBV_NOK_tracks/BAM/MeDIPseq/MeDIPseq-NOKS-akata-CaFBS-Input-rep3.sort.bam" calcext:value-type="string">
            <text:p>http://ftp.cs.wisc.edu/pub/users/kelesgroup/rwelch/Collab_EJohannsen_EBV_NOK_tracks/BAM/MeDIPseq/MeDIPseq-NOKS-akata-CaFBS-Input-rep3.sort.bam</text:p>
          </table:table-cell>
        </table:table-row>
        <table:table-row table:style-name="ro1">
          <table:table-cell office:value-type="string" calcext:value-type="string">
            <text:p>MeDIPseq-NOKS-akata-CaFBS-mC-rep1.sort.bam</text:p>
          </table:table-cell>
          <table:table-cell table:number-columns-repeated="3"/>
          <table:table-cell table:formula="of:=[.$B$41]&amp;[.A49]" office:value-type="string" office:string-value="http://ftp.cs.wisc.edu/pub/users/kelesgroup/rwelch/Collab_EJohannsen_EBV_NOK_tracks/BAM/MeDIPseq/MeDIPseq-NOKS-akata-CaFBS-mC-rep1.sort.bam" calcext:value-type="string">
            <text:p>http://ftp.cs.wisc.edu/pub/users/kelesgroup/rwelch/Collab_EJohannsen_EBV_NOK_tracks/BAM/MeDIPseq/MeDIPseq-NOKS-akata-CaFBS-mC-rep1.sort.bam</text:p>
          </table:table-cell>
        </table:table-row>
        <table:table-row table:style-name="ro1">
          <table:table-cell office:value-type="string" calcext:value-type="string">
            <text:p>MeDIPseq-NOKS-akata-CaFBS-mC-rep2.sort.bam</text:p>
          </table:table-cell>
          <table:table-cell table:number-columns-repeated="3"/>
          <table:table-cell table:formula="of:=[.$B$41]&amp;[.A50]" office:value-type="string" office:string-value="http://ftp.cs.wisc.edu/pub/users/kelesgroup/rwelch/Collab_EJohannsen_EBV_NOK_tracks/BAM/MeDIPseq/MeDIPseq-NOKS-akata-CaFBS-mC-rep2.sort.bam" calcext:value-type="string">
            <text:p>http://ftp.cs.wisc.edu/pub/users/kelesgroup/rwelch/Collab_EJohannsen_EBV_NOK_tracks/BAM/MeDIPseq/MeDIPseq-NOKS-akata-CaFBS-mC-rep2.sort.bam</text:p>
          </table:table-cell>
        </table:table-row>
        <table:table-row table:style-name="ro1">
          <table:table-cell office:value-type="string" calcext:value-type="string">
            <text:p>MeDIPseq-NOKS-akata-CaFBS-mC-rep3.sort.bam</text:p>
          </table:table-cell>
          <table:table-cell table:number-columns-repeated="3"/>
          <table:table-cell table:formula="of:=[.$B$41]&amp;[.A51]" office:value-type="string" office:string-value="http://ftp.cs.wisc.edu/pub/users/kelesgroup/rwelch/Collab_EJohannsen_EBV_NOK_tracks/BAM/MeDIPseq/MeDIPseq-NOKS-akata-CaFBS-mC-rep3.sort.bam" calcext:value-type="string">
            <text:p>http://ftp.cs.wisc.edu/pub/users/kelesgroup/rwelch/Collab_EJohannsen_EBV_NOK_tracks/BAM/MeDIPseq/MeDIPseq-NOKS-akata-CaFBS-mC-rep3.sort.bam</text:p>
          </table:table-cell>
        </table:table-row>
        <table:table-row table:style-name="ro1">
          <table:table-cell office:value-type="string" calcext:value-type="string">
            <text:p>MeDIPseq-NOKS-akata-mono-hmC-rep1.sort.bam</text:p>
          </table:table-cell>
          <table:table-cell table:number-columns-repeated="3"/>
          <table:table-cell table:formula="of:=[.$B$41]&amp;[.A52]" office:value-type="string" office:string-value="http://ftp.cs.wisc.edu/pub/users/kelesgroup/rwelch/Collab_EJohannsen_EBV_NOK_tracks/BAM/MeDIPseq/MeDIPseq-NOKS-akata-mono-hmC-rep1.sort.bam" calcext:value-type="string">
            <text:p>http://ftp.cs.wisc.edu/pub/users/kelesgroup/rwelch/Collab_EJohannsen_EBV_NOK_tracks/BAM/MeDIPseq/MeDIPseq-NOKS-akata-mono-hmC-rep1.sort.bam</text:p>
          </table:table-cell>
        </table:table-row>
        <table:table-row table:style-name="ro1">
          <table:table-cell office:value-type="string" calcext:value-type="string">
            <text:p>MeDIPseq-NOKS-akata-mono-hmC-rep2.sort.bam</text:p>
          </table:table-cell>
          <table:table-cell table:number-columns-repeated="3"/>
          <table:table-cell table:formula="of:=[.$B$41]&amp;[.A53]" office:value-type="string" office:string-value="http://ftp.cs.wisc.edu/pub/users/kelesgroup/rwelch/Collab_EJohannsen_EBV_NOK_tracks/BAM/MeDIPseq/MeDIPseq-NOKS-akata-mono-hmC-rep2.sort.bam" calcext:value-type="string">
            <text:p>http://ftp.cs.wisc.edu/pub/users/kelesgroup/rwelch/Collab_EJohannsen_EBV_NOK_tracks/BAM/MeDIPseq/MeDIPseq-NOKS-akata-mono-hmC-rep2.sort.bam</text:p>
          </table:table-cell>
        </table:table-row>
        <table:table-row table:style-name="ro1">
          <table:table-cell office:value-type="string" calcext:value-type="string">
            <text:p>MeDIPseq-NOKS-akata-mono-hmC-rep3.sort.bam</text:p>
          </table:table-cell>
          <table:table-cell table:number-columns-repeated="3"/>
          <table:table-cell table:formula="of:=[.$B$41]&amp;[.A54]" office:value-type="string" office:string-value="http://ftp.cs.wisc.edu/pub/users/kelesgroup/rwelch/Collab_EJohannsen_EBV_NOK_tracks/BAM/MeDIPseq/MeDIPseq-NOKS-akata-mono-hmC-rep3.sort.bam" calcext:value-type="string">
            <text:p>http://ftp.cs.wisc.edu/pub/users/kelesgroup/rwelch/Collab_EJohannsen_EBV_NOK_tracks/BAM/MeDIPseq/MeDIPseq-NOKS-akata-mono-hmC-rep3.sort.bam</text:p>
          </table:table-cell>
        </table:table-row>
        <table:table-row table:style-name="ro1">
          <table:table-cell office:value-type="string" calcext:value-type="string">
            <text:p>MeDIPseq-NOKS-akata-mono-Input-rep1.sort.bam</text:p>
          </table:table-cell>
          <table:table-cell table:number-columns-repeated="3"/>
          <table:table-cell table:formula="of:=[.$B$41]&amp;[.A55]" office:value-type="string" office:string-value="http://ftp.cs.wisc.edu/pub/users/kelesgroup/rwelch/Collab_EJohannsen_EBV_NOK_tracks/BAM/MeDIPseq/MeDIPseq-NOKS-akata-mono-Input-rep1.sort.bam" calcext:value-type="string">
            <text:p>http://ftp.cs.wisc.edu/pub/users/kelesgroup/rwelch/Collab_EJohannsen_EBV_NOK_tracks/BAM/MeDIPseq/MeDIPseq-NOKS-akata-mono-Input-rep1.sort.bam</text:p>
          </table:table-cell>
        </table:table-row>
        <table:table-row table:style-name="ro1">
          <table:table-cell office:value-type="string" calcext:value-type="string">
            <text:p>MeDIPseq-NOKS-akata-mono-Input-rep2.sort.bam</text:p>
          </table:table-cell>
          <table:table-cell table:number-columns-repeated="3"/>
          <table:table-cell table:formula="of:=[.$B$41]&amp;[.A56]" office:value-type="string" office:string-value="http://ftp.cs.wisc.edu/pub/users/kelesgroup/rwelch/Collab_EJohannsen_EBV_NOK_tracks/BAM/MeDIPseq/MeDIPseq-NOKS-akata-mono-Input-rep2.sort.bam" calcext:value-type="string">
            <text:p>http://ftp.cs.wisc.edu/pub/users/kelesgroup/rwelch/Collab_EJohannsen_EBV_NOK_tracks/BAM/MeDIPseq/MeDIPseq-NOKS-akata-mono-Input-rep2.sort.bam</text:p>
          </table:table-cell>
        </table:table-row>
        <table:table-row table:style-name="ro1">
          <table:table-cell office:value-type="string" calcext:value-type="string">
            <text:p>MeDIPseq-NOKS-akata-mono-Input-rep3.sort.bam</text:p>
          </table:table-cell>
          <table:table-cell table:number-columns-repeated="3"/>
          <table:table-cell table:formula="of:=[.$B$41]&amp;[.A57]" office:value-type="string" office:string-value="http://ftp.cs.wisc.edu/pub/users/kelesgroup/rwelch/Collab_EJohannsen_EBV_NOK_tracks/BAM/MeDIPseq/MeDIPseq-NOKS-akata-mono-Input-rep3.sort.bam" calcext:value-type="string">
            <text:p>http://ftp.cs.wisc.edu/pub/users/kelesgroup/rwelch/Collab_EJohannsen_EBV_NOK_tracks/BAM/MeDIPseq/MeDIPseq-NOKS-akata-mono-Input-rep3.sort.bam</text:p>
          </table:table-cell>
        </table:table-row>
        <table:table-row table:style-name="ro1">
          <table:table-cell office:value-type="string" calcext:value-type="string">
            <text:p>MeDIPseq-NOKS-akata-mono-mC-rep1.sort.bam</text:p>
          </table:table-cell>
          <table:table-cell table:number-columns-repeated="3"/>
          <table:table-cell table:formula="of:=[.$B$41]&amp;[.A58]" office:value-type="string" office:string-value="http://ftp.cs.wisc.edu/pub/users/kelesgroup/rwelch/Collab_EJohannsen_EBV_NOK_tracks/BAM/MeDIPseq/MeDIPseq-NOKS-akata-mono-mC-rep1.sort.bam" calcext:value-type="string">
            <text:p>http://ftp.cs.wisc.edu/pub/users/kelesgroup/rwelch/Collab_EJohannsen_EBV_NOK_tracks/BAM/MeDIPseq/MeDIPseq-NOKS-akata-mono-mC-rep1.sort.bam</text:p>
          </table:table-cell>
        </table:table-row>
        <table:table-row table:style-name="ro1">
          <table:table-cell office:value-type="string" calcext:value-type="string">
            <text:p>MeDIPseq-NOKS-akata-mono-mC-rep2.sort.bam</text:p>
          </table:table-cell>
          <table:table-cell table:number-columns-repeated="3"/>
          <table:table-cell table:formula="of:=[.$B$41]&amp;[.A59]" office:value-type="string" office:string-value="http://ftp.cs.wisc.edu/pub/users/kelesgroup/rwelch/Collab_EJohannsen_EBV_NOK_tracks/BAM/MeDIPseq/MeDIPseq-NOKS-akata-mono-mC-rep2.sort.bam" calcext:value-type="string">
            <text:p>http://ftp.cs.wisc.edu/pub/users/kelesgroup/rwelch/Collab_EJohannsen_EBV_NOK_tracks/BAM/MeDIPseq/MeDIPseq-NOKS-akata-mono-mC-rep2.sort.bam</text:p>
          </table:table-cell>
        </table:table-row>
        <table:table-row table:style-name="ro1">
          <table:table-cell office:value-type="string" calcext:value-type="string">
            <text:p>MeDIPseq-NOKS-akata-mono-mC-rep3.sort.bam</text:p>
          </table:table-cell>
          <table:table-cell table:number-columns-repeated="3"/>
          <table:table-cell table:formula="of:=[.$B$41]&amp;[.A60]" office:value-type="string" office:string-value="http://ftp.cs.wisc.edu/pub/users/kelesgroup/rwelch/Collab_EJohannsen_EBV_NOK_tracks/BAM/MeDIPseq/MeDIPseq-NOKS-akata-mono-mC-rep3.sort.bam" calcext:value-type="string">
            <text:p>http://ftp.cs.wisc.edu/pub/users/kelesgroup/rwelch/Collab_EJohannsen_EBV_NOK_tracks/BAM/MeDIPseq/MeDIPseq-NOKS-akata-mono-mC-rep3.sort.bam</text:p>
          </table:table-cell>
        </table:table-row>
        <table:table-row table:style-name="ro1">
          <table:table-cell office:value-type="string" calcext:value-type="string">
            <text:p>MeDIPseq-NOKS-CaFBS-hmC-rep1.sort.bam</text:p>
          </table:table-cell>
          <table:table-cell table:number-columns-repeated="3"/>
          <table:table-cell table:formula="of:=[.$B$41]&amp;[.A61]" office:value-type="string" office:string-value="http://ftp.cs.wisc.edu/pub/users/kelesgroup/rwelch/Collab_EJohannsen_EBV_NOK_tracks/BAM/MeDIPseq/MeDIPseq-NOKS-CaFBS-hmC-rep1.sort.bam" calcext:value-type="string">
            <text:p>http://ftp.cs.wisc.edu/pub/users/kelesgroup/rwelch/Collab_EJohannsen_EBV_NOK_tracks/BAM/MeDIPseq/MeDIPseq-NOKS-CaFBS-hmC-rep1.sort.bam</text:p>
          </table:table-cell>
        </table:table-row>
        <table:table-row table:style-name="ro1">
          <table:table-cell office:value-type="string" calcext:value-type="string">
            <text:p>MeDIPseq-NOKS-CaFBS-hmC-rep2.sort.bam</text:p>
          </table:table-cell>
          <table:table-cell table:number-columns-repeated="3"/>
          <table:table-cell table:formula="of:=[.$B$41]&amp;[.A62]" office:value-type="string" office:string-value="http://ftp.cs.wisc.edu/pub/users/kelesgroup/rwelch/Collab_EJohannsen_EBV_NOK_tracks/BAM/MeDIPseq/MeDIPseq-NOKS-CaFBS-hmC-rep2.sort.bam" calcext:value-type="string">
            <text:p>http://ftp.cs.wisc.edu/pub/users/kelesgroup/rwelch/Collab_EJohannsen_EBV_NOK_tracks/BAM/MeDIPseq/MeDIPseq-NOKS-CaFBS-hmC-rep2.sort.bam</text:p>
          </table:table-cell>
        </table:table-row>
        <table:table-row table:style-name="ro1">
          <table:table-cell office:value-type="string" calcext:value-type="string">
            <text:p>MeDIPseq-NOKS-CaFBS-hmC-rep3.sort.bam</text:p>
          </table:table-cell>
          <table:table-cell table:number-columns-repeated="3"/>
          <table:table-cell table:formula="of:=[.$B$41]&amp;[.A63]" office:value-type="string" office:string-value="http://ftp.cs.wisc.edu/pub/users/kelesgroup/rwelch/Collab_EJohannsen_EBV_NOK_tracks/BAM/MeDIPseq/MeDIPseq-NOKS-CaFBS-hmC-rep3.sort.bam" calcext:value-type="string">
            <text:p>http://ftp.cs.wisc.edu/pub/users/kelesgroup/rwelch/Collab_EJohannsen_EBV_NOK_tracks/BAM/MeDIPseq/MeDIPseq-NOKS-CaFBS-hmC-rep3.sort.bam</text:p>
          </table:table-cell>
        </table:table-row>
        <table:table-row table:style-name="ro1">
          <table:table-cell office:value-type="string" calcext:value-type="string">
            <text:p>MeDIPseq-NOKS-CaFBS-Input-rep1.sort.bam</text:p>
          </table:table-cell>
          <table:table-cell table:number-columns-repeated="3"/>
          <table:table-cell table:formula="of:=[.$B$41]&amp;[.A64]" office:value-type="string" office:string-value="http://ftp.cs.wisc.edu/pub/users/kelesgroup/rwelch/Collab_EJohannsen_EBV_NOK_tracks/BAM/MeDIPseq/MeDIPseq-NOKS-CaFBS-Input-rep1.sort.bam" calcext:value-type="string">
            <text:p>http://ftp.cs.wisc.edu/pub/users/kelesgroup/rwelch/Collab_EJohannsen_EBV_NOK_tracks/BAM/MeDIPseq/MeDIPseq-NOKS-CaFBS-Input-rep1.sort.bam</text:p>
          </table:table-cell>
        </table:table-row>
        <table:table-row table:style-name="ro1">
          <table:table-cell office:value-type="string" calcext:value-type="string">
            <text:p>MeDIPseq-NOKS-CaFBS-Input-rep2.sort.bam</text:p>
          </table:table-cell>
          <table:table-cell table:number-columns-repeated="3"/>
          <table:table-cell table:formula="of:=[.$B$41]&amp;[.A65]" office:value-type="string" office:string-value="http://ftp.cs.wisc.edu/pub/users/kelesgroup/rwelch/Collab_EJohannsen_EBV_NOK_tracks/BAM/MeDIPseq/MeDIPseq-NOKS-CaFBS-Input-rep2.sort.bam" calcext:value-type="string">
            <text:p>http://ftp.cs.wisc.edu/pub/users/kelesgroup/rwelch/Collab_EJohannsen_EBV_NOK_tracks/BAM/MeDIPseq/MeDIPseq-NOKS-CaFBS-Input-rep2.sort.bam</text:p>
          </table:table-cell>
        </table:table-row>
        <table:table-row table:style-name="ro1">
          <table:table-cell office:value-type="string" calcext:value-type="string">
            <text:p>MeDIPseq-NOKS-CaFBS-Input-rep3.sort.bam</text:p>
          </table:table-cell>
          <table:table-cell table:number-columns-repeated="3"/>
          <table:table-cell table:formula="of:=[.$B$41]&amp;[.A66]" office:value-type="string" office:string-value="http://ftp.cs.wisc.edu/pub/users/kelesgroup/rwelch/Collab_EJohannsen_EBV_NOK_tracks/BAM/MeDIPseq/MeDIPseq-NOKS-CaFBS-Input-rep3.sort.bam" calcext:value-type="string">
            <text:p>http://ftp.cs.wisc.edu/pub/users/kelesgroup/rwelch/Collab_EJohannsen_EBV_NOK_tracks/BAM/MeDIPseq/MeDIPseq-NOKS-CaFBS-Input-rep3.sort.bam</text:p>
          </table:table-cell>
        </table:table-row>
        <table:table-row table:style-name="ro1">
          <table:table-cell office:value-type="string" calcext:value-type="string">
            <text:p>MeDIPseq-NOKS-CaFBS-mC-rep1.sort.bam</text:p>
          </table:table-cell>
          <table:table-cell table:number-columns-repeated="3"/>
          <table:table-cell table:formula="of:=[.$B$41]&amp;[.A67]" office:value-type="string" office:string-value="http://ftp.cs.wisc.edu/pub/users/kelesgroup/rwelch/Collab_EJohannsen_EBV_NOK_tracks/BAM/MeDIPseq/MeDIPseq-NOKS-CaFBS-mC-rep1.sort.bam" calcext:value-type="string">
            <text:p>http://ftp.cs.wisc.edu/pub/users/kelesgroup/rwelch/Collab_EJohannsen_EBV_NOK_tracks/BAM/MeDIPseq/MeDIPseq-NOKS-CaFBS-mC-rep1.sort.bam</text:p>
          </table:table-cell>
        </table:table-row>
        <table:table-row table:style-name="ro1">
          <table:table-cell office:value-type="string" calcext:value-type="string">
            <text:p>MeDIPseq-NOKS-CaFBS-mC-rep2.sort.bam</text:p>
          </table:table-cell>
          <table:table-cell table:number-columns-repeated="3"/>
          <table:table-cell table:formula="of:=[.$B$41]&amp;[.A68]" office:value-type="string" office:string-value="http://ftp.cs.wisc.edu/pub/users/kelesgroup/rwelch/Collab_EJohannsen_EBV_NOK_tracks/BAM/MeDIPseq/MeDIPseq-NOKS-CaFBS-mC-rep2.sort.bam" calcext:value-type="string">
            <text:p>http://ftp.cs.wisc.edu/pub/users/kelesgroup/rwelch/Collab_EJohannsen_EBV_NOK_tracks/BAM/MeDIPseq/MeDIPseq-NOKS-CaFBS-mC-rep2.sort.bam</text:p>
          </table:table-cell>
        </table:table-row>
        <table:table-row table:style-name="ro1">
          <table:table-cell office:value-type="string" calcext:value-type="string">
            <text:p>MeDIPseq-NOKS-CaFBS-mC-rep3.sort.bam</text:p>
          </table:table-cell>
          <table:table-cell table:number-columns-repeated="3"/>
          <table:table-cell table:formula="of:=[.$B$41]&amp;[.A69]" office:value-type="string" office:string-value="http://ftp.cs.wisc.edu/pub/users/kelesgroup/rwelch/Collab_EJohannsen_EBV_NOK_tracks/BAM/MeDIPseq/MeDIPseq-NOKS-CaFBS-mC-rep3.sort.bam" calcext:value-type="string">
            <text:p>http://ftp.cs.wisc.edu/pub/users/kelesgroup/rwelch/Collab_EJohannsen_EBV_NOK_tracks/BAM/MeDIPseq/MeDIPseq-NOKS-CaFBS-mC-rep3.sort.bam</text:p>
          </table:table-cell>
        </table:table-row>
        <table:table-row table:style-name="ro1">
          <table:table-cell office:value-type="string" calcext:value-type="string">
            <text:p>MeDIPseq-NOKS-mono-hmC-rep1.sort.bam</text:p>
          </table:table-cell>
          <table:table-cell table:number-columns-repeated="3"/>
          <table:table-cell table:formula="of:=[.$B$41]&amp;[.A70]" office:value-type="string" office:string-value="http://ftp.cs.wisc.edu/pub/users/kelesgroup/rwelch/Collab_EJohannsen_EBV_NOK_tracks/BAM/MeDIPseq/MeDIPseq-NOKS-mono-hmC-rep1.sort.bam" calcext:value-type="string">
            <text:p>http://ftp.cs.wisc.edu/pub/users/kelesgroup/rwelch/Collab_EJohannsen_EBV_NOK_tracks/BAM/MeDIPseq/MeDIPseq-NOKS-mono-hmC-rep1.sort.bam</text:p>
          </table:table-cell>
        </table:table-row>
        <table:table-row table:style-name="ro1">
          <table:table-cell office:value-type="string" calcext:value-type="string">
            <text:p>MeDIPseq-NOKS-mono-hmC-rep2.sort.bam</text:p>
          </table:table-cell>
          <table:table-cell table:number-columns-repeated="3"/>
          <table:table-cell table:formula="of:=[.$B$41]&amp;[.A71]" office:value-type="string" office:string-value="http://ftp.cs.wisc.edu/pub/users/kelesgroup/rwelch/Collab_EJohannsen_EBV_NOK_tracks/BAM/MeDIPseq/MeDIPseq-NOKS-mono-hmC-rep2.sort.bam" calcext:value-type="string">
            <text:p>http://ftp.cs.wisc.edu/pub/users/kelesgroup/rwelch/Collab_EJohannsen_EBV_NOK_tracks/BAM/MeDIPseq/MeDIPseq-NOKS-mono-hmC-rep2.sort.bam</text:p>
          </table:table-cell>
        </table:table-row>
        <table:table-row table:style-name="ro1">
          <table:table-cell office:value-type="string" calcext:value-type="string">
            <text:p>MeDIPseq-NOKS-mono-hmC-rep3.sort.bam</text:p>
          </table:table-cell>
          <table:table-cell table:number-columns-repeated="3"/>
          <table:table-cell table:formula="of:=[.$B$41]&amp;[.A72]" office:value-type="string" office:string-value="http://ftp.cs.wisc.edu/pub/users/kelesgroup/rwelch/Collab_EJohannsen_EBV_NOK_tracks/BAM/MeDIPseq/MeDIPseq-NOKS-mono-hmC-rep3.sort.bam" calcext:value-type="string">
            <text:p>http://ftp.cs.wisc.edu/pub/users/kelesgroup/rwelch/Collab_EJohannsen_EBV_NOK_tracks/BAM/MeDIPseq/MeDIPseq-NOKS-mono-hmC-rep3.sort.bam</text:p>
          </table:table-cell>
        </table:table-row>
        <table:table-row table:style-name="ro1">
          <table:table-cell office:value-type="string" calcext:value-type="string">
            <text:p>MeDIPseq-NOKS-mono-Input-rep1.sort.bam</text:p>
          </table:table-cell>
          <table:table-cell table:number-columns-repeated="3"/>
          <table:table-cell table:formula="of:=[.$B$41]&amp;[.A73]" office:value-type="string" office:string-value="http://ftp.cs.wisc.edu/pub/users/kelesgroup/rwelch/Collab_EJohannsen_EBV_NOK_tracks/BAM/MeDIPseq/MeDIPseq-NOKS-mono-Input-rep1.sort.bam" calcext:value-type="string">
            <text:p>http://ftp.cs.wisc.edu/pub/users/kelesgroup/rwelch/Collab_EJohannsen_EBV_NOK_tracks/BAM/MeDIPseq/MeDIPseq-NOKS-mono-Input-rep1.sort.bam</text:p>
          </table:table-cell>
        </table:table-row>
        <table:table-row table:style-name="ro1">
          <table:table-cell office:value-type="string" calcext:value-type="string">
            <text:p>MeDIPseq-NOKS-mono-Input-rep2.sort.bam</text:p>
          </table:table-cell>
          <table:table-cell table:number-columns-repeated="3"/>
          <table:table-cell table:formula="of:=[.$B$41]&amp;[.A74]" office:value-type="string" office:string-value="http://ftp.cs.wisc.edu/pub/users/kelesgroup/rwelch/Collab_EJohannsen_EBV_NOK_tracks/BAM/MeDIPseq/MeDIPseq-NOKS-mono-Input-rep2.sort.bam" calcext:value-type="string">
            <text:p>http://ftp.cs.wisc.edu/pub/users/kelesgroup/rwelch/Collab_EJohannsen_EBV_NOK_tracks/BAM/MeDIPseq/MeDIPseq-NOKS-mono-Input-rep2.sort.bam</text:p>
          </table:table-cell>
        </table:table-row>
        <table:table-row table:style-name="ro1">
          <table:table-cell office:value-type="string" calcext:value-type="string">
            <text:p>MeDIPseq-NOKS-mono-Input-rep3.sort.bam</text:p>
          </table:table-cell>
          <table:table-cell table:number-columns-repeated="3"/>
          <table:table-cell table:formula="of:=[.$B$41]&amp;[.A75]" office:value-type="string" office:string-value="http://ftp.cs.wisc.edu/pub/users/kelesgroup/rwelch/Collab_EJohannsen_EBV_NOK_tracks/BAM/MeDIPseq/MeDIPseq-NOKS-mono-Input-rep3.sort.bam" calcext:value-type="string">
            <text:p>http://ftp.cs.wisc.edu/pub/users/kelesgroup/rwelch/Collab_EJohannsen_EBV_NOK_tracks/BAM/MeDIPseq/MeDIPseq-NOKS-mono-Input-rep3.sort.bam</text:p>
          </table:table-cell>
        </table:table-row>
        <table:table-row table:style-name="ro1">
          <table:table-cell office:value-type="string" calcext:value-type="string">
            <text:p>MeDIPseq-NOKS-mono-mC-rep1.sort.bam</text:p>
          </table:table-cell>
          <table:table-cell table:number-columns-repeated="3"/>
          <table:table-cell table:formula="of:=[.$B$41]&amp;[.A76]" office:value-type="string" office:string-value="http://ftp.cs.wisc.edu/pub/users/kelesgroup/rwelch/Collab_EJohannsen_EBV_NOK_tracks/BAM/MeDIPseq/MeDIPseq-NOKS-mono-mC-rep1.sort.bam" calcext:value-type="string">
            <text:p>http://ftp.cs.wisc.edu/pub/users/kelesgroup/rwelch/Collab_EJohannsen_EBV_NOK_tracks/BAM/MeDIPseq/MeDIPseq-NOKS-mono-mC-rep1.sort.bam</text:p>
          </table:table-cell>
        </table:table-row>
        <table:table-row table:style-name="ro1">
          <table:table-cell office:value-type="string" calcext:value-type="string">
            <text:p>MeDIPseq-NOKS-mono-mC-rep2.sort.bam</text:p>
          </table:table-cell>
          <table:table-cell table:number-columns-repeated="3"/>
          <table:table-cell table:formula="of:=[.$B$41]&amp;[.A77]" office:value-type="string" office:string-value="http://ftp.cs.wisc.edu/pub/users/kelesgroup/rwelch/Collab_EJohannsen_EBV_NOK_tracks/BAM/MeDIPseq/MeDIPseq-NOKS-mono-mC-rep2.sort.bam" calcext:value-type="string">
            <text:p>http://ftp.cs.wisc.edu/pub/users/kelesgroup/rwelch/Collab_EJohannsen_EBV_NOK_tracks/BAM/MeDIPseq/MeDIPseq-NOKS-mono-mC-rep2.sort.bam</text:p>
          </table:table-cell>
        </table:table-row>
        <table:table-row table:style-name="ro1">
          <table:table-cell office:value-type="string" calcext:value-type="string">
            <text:p>MeDIPseq-NOKS-mono-mC-rep3.sort.bam</text:p>
          </table:table-cell>
          <table:table-cell table:number-columns-repeated="3"/>
          <table:table-cell table:formula="of:=[.$B$41]&amp;[.A78]" office:value-type="string" office:string-value="http://ftp.cs.wisc.edu/pub/users/kelesgroup/rwelch/Collab_EJohannsen_EBV_NOK_tracks/BAM/MeDIPseq/MeDIPseq-NOKS-mono-mC-rep3.sort.bam" calcext:value-type="string">
            <text:p>http://ftp.cs.wisc.edu/pub/users/kelesgroup/rwelch/Collab_EJohannsen_EBV_NOK_tracks/BAM/MeDIPseq/MeDIPseq-NOKS-mono-mC-rep3.sort.bam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<text:a xlink:href="http://ftp.cs.wisc.edu/pub/users/kelesgroup/rwelch/Collab_EJohannsen_EBV_NOK_tracks/" xlink:type="simple">http://ftp.cs.wisc.edu/pub/users/kelesgroup/rwelch/Collab_EJohannsen_EBV_NOK_tracks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Aseq-akata-noks-CaFBS-rep1.bw</text:p>
          </table:table-cell>
          <table:table-cell table:number-columns-repeated="2"/>
          <table:table-cell table:formula="of:=[.$C$1]&amp;[.A4]" office:value-type="string" office:string-value="http://ftp.cs.wisc.edu/pub/users/kelesgroup/rwelch/Collab_EJohannsen_EBV_NOK_tracks/RNAseq-akata-noks-CaFBS-rep1.bw" calcext:value-type="string">
            <text:p>http://ftp.cs.wisc.edu/pub/users/kelesgroup/rwelch/Collab_EJohannsen_EBV_NOK_tracks/RNAseq-akata-noks-CaFBS-rep1.bw</text:p>
          </table:table-cell>
        </table:table-row>
        <table:table-row table:style-name="ro1">
          <table:table-cell office:value-type="string" calcext:value-type="string">
            <text:p>RNAseq-akata-noks-CaFBS-rep2.bw</text:p>
          </table:table-cell>
          <table:table-cell table:number-columns-repeated="2"/>
          <table:table-cell table:formula="of:=[.$C$1]&amp;[.A5]" office:value-type="string" office:string-value="http://ftp.cs.wisc.edu/pub/users/kelesgroup/rwelch/Collab_EJohannsen_EBV_NOK_tracks/RNAseq-akata-noks-CaFBS-rep2.bw" calcext:value-type="string">
            <text:p>http://ftp.cs.wisc.edu/pub/users/kelesgroup/rwelch/Collab_EJohannsen_EBV_NOK_tracks/RNAseq-akata-noks-CaFBS-rep2.bw</text:p>
          </table:table-cell>
        </table:table-row>
        <table:table-row table:style-name="ro1">
          <table:table-cell office:value-type="string" calcext:value-type="string">
            <text:p>RNAseq-akata-noks-CaFBS-rep3.bw</text:p>
          </table:table-cell>
          <table:table-cell table:number-columns-repeated="2"/>
          <table:table-cell table:formula="of:=[.$C$1]&amp;[.A6]" office:value-type="string" office:string-value="http://ftp.cs.wisc.edu/pub/users/kelesgroup/rwelch/Collab_EJohannsen_EBV_NOK_tracks/RNAseq-akata-noks-CaFBS-rep3.bw" calcext:value-type="string">
            <text:p>http://ftp.cs.wisc.edu/pub/users/kelesgroup/rwelch/Collab_EJohannsen_EBV_NOK_tracks/RNAseq-akata-noks-CaFBS-rep3.bw</text:p>
          </table:table-cell>
        </table:table-row>
        <table:table-row table:style-name="ro1">
          <table:table-cell office:value-type="string" calcext:value-type="string">
            <text:p>RNAseq-akata-noks-methyl_cell-rep1.bw</text:p>
          </table:table-cell>
          <table:table-cell table:number-columns-repeated="2"/>
          <table:table-cell table:formula="of:=[.$C$1]&amp;[.A7]" office:value-type="string" office:string-value="http://ftp.cs.wisc.edu/pub/users/kelesgroup/rwelch/Collab_EJohannsen_EBV_NOK_tracks/RNAseq-akata-noks-methyl_cell-rep1.bw" calcext:value-type="string">
            <text:p>http://ftp.cs.wisc.edu/pub/users/kelesgroup/rwelch/Collab_EJohannsen_EBV_NOK_tracks/RNAseq-akata-noks-methyl_cell-rep1.bw</text:p>
          </table:table-cell>
        </table:table-row>
        <table:table-row table:style-name="ro1">
          <table:table-cell office:value-type="string" calcext:value-type="string">
            <text:p>RNAseq-akata-noks-methyl_cell-rep2.bw</text:p>
          </table:table-cell>
          <table:table-cell table:number-columns-repeated="2"/>
          <table:table-cell table:formula="of:=[.$C$1]&amp;[.A8]" office:value-type="string" office:string-value="http://ftp.cs.wisc.edu/pub/users/kelesgroup/rwelch/Collab_EJohannsen_EBV_NOK_tracks/RNAseq-akata-noks-methyl_cell-rep2.bw" calcext:value-type="string">
            <text:p>http://ftp.cs.wisc.edu/pub/users/kelesgroup/rwelch/Collab_EJohannsen_EBV_NOK_tracks/RNAseq-akata-noks-methyl_cell-rep2.bw</text:p>
          </table:table-cell>
        </table:table-row>
        <table:table-row table:style-name="ro1">
          <table:table-cell office:value-type="string" calcext:value-type="string">
            <text:p>RNAseq-akata-noks-methyl_cell-rep3.bw</text:p>
          </table:table-cell>
          <table:table-cell table:number-columns-repeated="2"/>
          <table:table-cell table:formula="of:=[.$C$1]&amp;[.A9]" office:value-type="string" office:string-value="http://ftp.cs.wisc.edu/pub/users/kelesgroup/rwelch/Collab_EJohannsen_EBV_NOK_tracks/RNAseq-akata-noks-methyl_cell-rep3.bw" calcext:value-type="string">
            <text:p>http://ftp.cs.wisc.edu/pub/users/kelesgroup/rwelch/Collab_EJohannsen_EBV_NOK_tracks/RNAseq-akata-noks-methyl_cell-rep3.bw</text:p>
          </table:table-cell>
        </table:table-row>
        <table:table-row table:style-name="ro1">
          <table:table-cell office:value-type="string" calcext:value-type="string">
            <text:p>RNAseq-akata-noks-no_treatment-rep1.bw</text:p>
          </table:table-cell>
          <table:table-cell table:number-columns-repeated="2"/>
          <table:table-cell table:formula="of:=[.$C$1]&amp;[.A10]" office:value-type="string" office:string-value="http://ftp.cs.wisc.edu/pub/users/kelesgroup/rwelch/Collab_EJohannsen_EBV_NOK_tracks/RNAseq-akata-noks-no_treatment-rep1.bw" calcext:value-type="string">
            <text:p>http://ftp.cs.wisc.edu/pub/users/kelesgroup/rwelch/Collab_EJohannsen_EBV_NOK_tracks/RNAseq-akata-noks-no_treatment-rep1.bw</text:p>
          </table:table-cell>
        </table:table-row>
        <table:table-row table:style-name="ro1">
          <table:table-cell office:value-type="string" calcext:value-type="string">
            <text:p>RNAseq-akata-noks-no_treatment-rep2.bw</text:p>
          </table:table-cell>
          <table:table-cell table:number-columns-repeated="2"/>
          <table:table-cell table:formula="of:=[.$C$1]&amp;[.A11]" office:value-type="string" office:string-value="http://ftp.cs.wisc.edu/pub/users/kelesgroup/rwelch/Collab_EJohannsen_EBV_NOK_tracks/RNAseq-akata-noks-no_treatment-rep2.bw" calcext:value-type="string">
            <text:p>http://ftp.cs.wisc.edu/pub/users/kelesgroup/rwelch/Collab_EJohannsen_EBV_NOK_tracks/RNAseq-akata-noks-no_treatment-rep2.bw</text:p>
          </table:table-cell>
        </table:table-row>
        <table:table-row table:style-name="ro1">
          <table:table-cell office:value-type="string" calcext:value-type="string">
            <text:p>RNAseq-akata-noks-no_treatment-rep3.bw</text:p>
          </table:table-cell>
          <table:table-cell table:number-columns-repeated="2"/>
          <table:table-cell table:formula="of:=[.$C$1]&amp;[.A12]" office:value-type="string" office:string-value="http://ftp.cs.wisc.edu/pub/users/kelesgroup/rwelch/Collab_EJohannsen_EBV_NOK_tracks/RNAseq-akata-noks-no_treatment-rep3.bw" calcext:value-type="string">
            <text:p>http://ftp.cs.wisc.edu/pub/users/kelesgroup/rwelch/Collab_EJohannsen_EBV_NOK_tracks/RNAseq-akata-noks-no_treatment-rep3.bw</text:p>
          </table:table-cell>
        </table:table-row>
        <table:table-row table:style-name="ro1">
          <table:table-cell office:value-type="string" calcext:value-type="string">
            <text:p>RNAseq-akata-noks-no_treatment-rep4.bw</text:p>
          </table:table-cell>
          <table:table-cell table:number-columns-repeated="2"/>
          <table:table-cell table:formula="of:=[.$C$1]&amp;[.A13]" office:value-type="string" office:string-value="http://ftp.cs.wisc.edu/pub/users/kelesgroup/rwelch/Collab_EJohannsen_EBV_NOK_tracks/RNAseq-akata-noks-no_treatment-rep4.bw" calcext:value-type="string">
            <text:p>http://ftp.cs.wisc.edu/pub/users/kelesgroup/rwelch/Collab_EJohannsen_EBV_NOK_tracks/RNAseq-akata-noks-no_treatment-rep4.bw</text:p>
          </table:table-cell>
        </table:table-row>
        <table:table-row table:style-name="ro1">
          <table:table-cell office:value-type="string" calcext:value-type="string">
            <text:p>RNAseq-Noks_EBV-MC-rep1.bw</text:p>
          </table:table-cell>
          <table:table-cell table:number-columns-repeated="2"/>
          <table:table-cell table:formula="of:=[.$C$1]&amp;[.A14]" office:value-type="string" office:string-value="http://ftp.cs.wisc.edu/pub/users/kelesgroup/rwelch/Collab_EJohannsen_EBV_NOK_tracks/RNAseq-Noks_EBV-MC-rep1.bw" calcext:value-type="string">
            <text:p>http://ftp.cs.wisc.edu/pub/users/kelesgroup/rwelch/Collab_EJohannsen_EBV_NOK_tracks/RNAseq-Noks_EBV-MC-rep1.bw</text:p>
          </table:table-cell>
        </table:table-row>
        <table:table-row table:style-name="ro1">
          <table:table-cell office:value-type="string" calcext:value-type="string">
            <text:p>RNAseq-Noks_EBV-MC-rep2.bw</text:p>
          </table:table-cell>
          <table:table-cell table:number-columns-repeated="2"/>
          <table:table-cell table:formula="of:=[.$C$1]&amp;[.A15]" office:value-type="string" office:string-value="http://ftp.cs.wisc.edu/pub/users/kelesgroup/rwelch/Collab_EJohannsen_EBV_NOK_tracks/RNAseq-Noks_EBV-MC-rep2.bw" calcext:value-type="string">
            <text:p>http://ftp.cs.wisc.edu/pub/users/kelesgroup/rwelch/Collab_EJohannsen_EBV_NOK_tracks/RNAseq-Noks_EBV-MC-rep2.bw</text:p>
          </table:table-cell>
        </table:table-row>
        <table:table-row table:style-name="ro1">
          <table:table-cell office:value-type="string" calcext:value-type="string">
            <text:p>RNAseq-Noks_EBV-MC-rep3.bw</text:p>
          </table:table-cell>
          <table:table-cell table:number-columns-repeated="2"/>
          <table:table-cell table:formula="of:=[.$C$1]&amp;[.A16]" office:value-type="string" office:string-value="http://ftp.cs.wisc.edu/pub/users/kelesgroup/rwelch/Collab_EJohannsen_EBV_NOK_tracks/RNAseq-Noks_EBV-MC-rep3.bw" calcext:value-type="string">
            <text:p>http://ftp.cs.wisc.edu/pub/users/kelesgroup/rwelch/Collab_EJohannsen_EBV_NOK_tracks/RNAseq-Noks_EBV-MC-rep3.bw</text:p>
          </table:table-cell>
        </table:table-row>
        <table:table-row table:style-name="ro1">
          <table:table-cell office:value-type="string" calcext:value-type="string">
            <text:p>RNAseq-Noks_EBV-MC-rep4.bw</text:p>
          </table:table-cell>
          <table:table-cell table:number-columns-repeated="2"/>
          <table:table-cell table:formula="of:=[.$C$1]&amp;[.A17]" office:value-type="string" office:string-value="http://ftp.cs.wisc.edu/pub/users/kelesgroup/rwelch/Collab_EJohannsen_EBV_NOK_tracks/RNAseq-Noks_EBV-MC-rep4.bw" calcext:value-type="string">
            <text:p>http://ftp.cs.wisc.edu/pub/users/kelesgroup/rwelch/Collab_EJohannsen_EBV_NOK_tracks/RNAseq-Noks_EBV-MC-rep4.bw</text:p>
          </table:table-cell>
        </table:table-row>
        <table:table-row table:style-name="ro1">
          <table:table-cell office:value-type="string" calcext:value-type="string">
            <text:p>RNAseq-Noks_EBV-mono-rep1.bw</text:p>
          </table:table-cell>
          <table:table-cell table:number-columns-repeated="2"/>
          <table:table-cell table:formula="of:=[.$C$1]&amp;[.A18]" office:value-type="string" office:string-value="http://ftp.cs.wisc.edu/pub/users/kelesgroup/rwelch/Collab_EJohannsen_EBV_NOK_tracks/RNAseq-Noks_EBV-mono-rep1.bw" calcext:value-type="string">
            <text:p>http://ftp.cs.wisc.edu/pub/users/kelesgroup/rwelch/Collab_EJohannsen_EBV_NOK_tracks/RNAseq-Noks_EBV-mono-rep1.bw</text:p>
          </table:table-cell>
        </table:table-row>
        <table:table-row table:style-name="ro1">
          <table:table-cell office:value-type="string" calcext:value-type="string">
            <text:p>RNAseq-Noks_EBV-mono-rep2.bw</text:p>
          </table:table-cell>
          <table:table-cell table:number-columns-repeated="2"/>
          <table:table-cell table:formula="of:=[.$C$1]&amp;[.A19]" office:value-type="string" office:string-value="http://ftp.cs.wisc.edu/pub/users/kelesgroup/rwelch/Collab_EJohannsen_EBV_NOK_tracks/RNAseq-Noks_EBV-mono-rep2.bw" calcext:value-type="string">
            <text:p>http://ftp.cs.wisc.edu/pub/users/kelesgroup/rwelch/Collab_EJohannsen_EBV_NOK_tracks/RNAseq-Noks_EBV-mono-rep2.bw</text:p>
          </table:table-cell>
        </table:table-row>
        <table:table-row table:style-name="ro1">
          <table:table-cell office:value-type="string" calcext:value-type="string">
            <text:p>RNAseq-Noks_EBV-mono-rep3.bw</text:p>
          </table:table-cell>
          <table:table-cell table:number-columns-repeated="2"/>
          <table:table-cell table:formula="of:=[.$C$1]&amp;[.A20]" office:value-type="string" office:string-value="http://ftp.cs.wisc.edu/pub/users/kelesgroup/rwelch/Collab_EJohannsen_EBV_NOK_tracks/RNAseq-Noks_EBV-mono-rep3.bw" calcext:value-type="string">
            <text:p>http://ftp.cs.wisc.edu/pub/users/kelesgroup/rwelch/Collab_EJohannsen_EBV_NOK_tracks/RNAseq-Noks_EBV-mono-rep3.bw</text:p>
          </table:table-cell>
        </table:table-row>
        <table:table-row table:style-name="ro1">
          <table:table-cell office:value-type="string" calcext:value-type="string">
            <text:p>RNAseq-Noks_EBV-mono-rep4.bw</text:p>
          </table:table-cell>
          <table:table-cell table:number-columns-repeated="2"/>
          <table:table-cell table:formula="of:=[.$C$1]&amp;[.A21]" office:value-type="string" office:string-value="http://ftp.cs.wisc.edu/pub/users/kelesgroup/rwelch/Collab_EJohannsen_EBV_NOK_tracks/RNAseq-Noks_EBV-mono-rep4.bw" calcext:value-type="string">
            <text:p>http://ftp.cs.wisc.edu/pub/users/kelesgroup/rwelch/Collab_EJohannsen_EBV_NOK_tracks/RNAseq-Noks_EBV-mono-rep4.bw</text:p>
          </table:table-cell>
        </table:table-row>
        <table:table-row table:style-name="ro1">
          <table:table-cell office:value-type="string" calcext:value-type="string">
            <text:p>RNAseq-noks-CaFBS-rep1.bw</text:p>
          </table:table-cell>
          <table:table-cell table:number-columns-repeated="2"/>
          <table:table-cell table:formula="of:=[.$C$1]&amp;[.A22]" office:value-type="string" office:string-value="http://ftp.cs.wisc.edu/pub/users/kelesgroup/rwelch/Collab_EJohannsen_EBV_NOK_tracks/RNAseq-noks-CaFBS-rep1.bw" calcext:value-type="string">
            <text:p>http://ftp.cs.wisc.edu/pub/users/kelesgroup/rwelch/Collab_EJohannsen_EBV_NOK_tracks/RNAseq-noks-CaFBS-rep1.bw</text:p>
          </table:table-cell>
        </table:table-row>
        <table:table-row table:style-name="ro1">
          <table:table-cell office:value-type="string" calcext:value-type="string">
            <text:p>RNAseq-noks-CaFBS-rep2.bw</text:p>
          </table:table-cell>
          <table:table-cell table:number-columns-repeated="2"/>
          <table:table-cell table:formula="of:=[.$C$1]&amp;[.A23]" office:value-type="string" office:string-value="http://ftp.cs.wisc.edu/pub/users/kelesgroup/rwelch/Collab_EJohannsen_EBV_NOK_tracks/RNAseq-noks-CaFBS-rep2.bw" calcext:value-type="string">
            <text:p>http://ftp.cs.wisc.edu/pub/users/kelesgroup/rwelch/Collab_EJohannsen_EBV_NOK_tracks/RNAseq-noks-CaFBS-rep2.bw</text:p>
          </table:table-cell>
        </table:table-row>
        <table:table-row table:style-name="ro1">
          <table:table-cell office:value-type="string" calcext:value-type="string">
            <text:p>RNAseq-noks-CaFBS-rep3.bw</text:p>
          </table:table-cell>
          <table:table-cell table:number-columns-repeated="2"/>
          <table:table-cell table:formula="of:=[.$C$1]&amp;[.A24]" office:value-type="string" office:string-value="http://ftp.cs.wisc.edu/pub/users/kelesgroup/rwelch/Collab_EJohannsen_EBV_NOK_tracks/RNAseq-noks-CaFBS-rep3.bw" calcext:value-type="string">
            <text:p>http://ftp.cs.wisc.edu/pub/users/kelesgroup/rwelch/Collab_EJohannsen_EBV_NOK_tracks/RNAseq-noks-CaFBS-rep3.bw</text:p>
          </table:table-cell>
        </table:table-row>
        <table:table-row table:style-name="ro1">
          <table:table-cell office:value-type="string" calcext:value-type="string">
            <text:p>RNAseq-Noks-MC-rep1.bw</text:p>
          </table:table-cell>
          <table:table-cell table:number-columns-repeated="2"/>
          <table:table-cell table:formula="of:=[.$C$1]&amp;[.A25]" office:value-type="string" office:string-value="http://ftp.cs.wisc.edu/pub/users/kelesgroup/rwelch/Collab_EJohannsen_EBV_NOK_tracks/RNAseq-Noks-MC-rep1.bw" calcext:value-type="string">
            <text:p>http://ftp.cs.wisc.edu/pub/users/kelesgroup/rwelch/Collab_EJohannsen_EBV_NOK_tracks/RNAseq-Noks-MC-rep1.bw</text:p>
          </table:table-cell>
        </table:table-row>
        <table:table-row table:style-name="ro1">
          <table:table-cell office:value-type="string" calcext:value-type="string">
            <text:p>RNAseq-Noks-MC-rep2.bw</text:p>
          </table:table-cell>
          <table:table-cell table:number-columns-repeated="2"/>
          <table:table-cell table:formula="of:=[.$C$1]&amp;[.A26]" office:value-type="string" office:string-value="http://ftp.cs.wisc.edu/pub/users/kelesgroup/rwelch/Collab_EJohannsen_EBV_NOK_tracks/RNAseq-Noks-MC-rep2.bw" calcext:value-type="string">
            <text:p>http://ftp.cs.wisc.edu/pub/users/kelesgroup/rwelch/Collab_EJohannsen_EBV_NOK_tracks/RNAseq-Noks-MC-rep2.bw</text:p>
          </table:table-cell>
        </table:table-row>
        <table:table-row table:style-name="ro1">
          <table:table-cell office:value-type="string" calcext:value-type="string">
            <text:p>RNAseq-Noks-MC-rep3.bw</text:p>
          </table:table-cell>
          <table:table-cell table:number-columns-repeated="2"/>
          <table:table-cell table:formula="of:=[.$C$1]&amp;[.A27]" office:value-type="string" office:string-value="http://ftp.cs.wisc.edu/pub/users/kelesgroup/rwelch/Collab_EJohannsen_EBV_NOK_tracks/RNAseq-Noks-MC-rep3.bw" calcext:value-type="string">
            <text:p>http://ftp.cs.wisc.edu/pub/users/kelesgroup/rwelch/Collab_EJohannsen_EBV_NOK_tracks/RNAseq-Noks-MC-rep3.bw</text:p>
          </table:table-cell>
        </table:table-row>
        <table:table-row table:style-name="ro1">
          <table:table-cell office:value-type="string" calcext:value-type="string">
            <text:p>RNAseq-Noks-MC-rep4.bw</text:p>
          </table:table-cell>
          <table:table-cell table:number-columns-repeated="2"/>
          <table:table-cell table:formula="of:=[.$C$1]&amp;[.A28]" office:value-type="string" office:string-value="http://ftp.cs.wisc.edu/pub/users/kelesgroup/rwelch/Collab_EJohannsen_EBV_NOK_tracks/RNAseq-Noks-MC-rep4.bw" calcext:value-type="string">
            <text:p>http://ftp.cs.wisc.edu/pub/users/kelesgroup/rwelch/Collab_EJohannsen_EBV_NOK_tracks/RNAseq-Noks-MC-rep4.bw</text:p>
          </table:table-cell>
        </table:table-row>
        <table:table-row table:style-name="ro1">
          <table:table-cell office:value-type="string" calcext:value-type="string">
            <text:p>RNAseq-noks-methyl_cell-rep1.bw</text:p>
          </table:table-cell>
          <table:table-cell table:number-columns-repeated="2"/>
          <table:table-cell table:formula="of:=[.$C$1]&amp;[.A29]" office:value-type="string" office:string-value="http://ftp.cs.wisc.edu/pub/users/kelesgroup/rwelch/Collab_EJohannsen_EBV_NOK_tracks/RNAseq-noks-methyl_cell-rep1.bw" calcext:value-type="string">
            <text:p>http://ftp.cs.wisc.edu/pub/users/kelesgroup/rwelch/Collab_EJohannsen_EBV_NOK_tracks/RNAseq-noks-methyl_cell-rep1.bw</text:p>
          </table:table-cell>
        </table:table-row>
        <table:table-row table:style-name="ro1">
          <table:table-cell office:value-type="string" calcext:value-type="string">
            <text:p>RNAseq-noks-methyl_cell-rep2.bw</text:p>
          </table:table-cell>
          <table:table-cell table:number-columns-repeated="2"/>
          <table:table-cell table:formula="of:=[.$C$1]&amp;[.A30]" office:value-type="string" office:string-value="http://ftp.cs.wisc.edu/pub/users/kelesgroup/rwelch/Collab_EJohannsen_EBV_NOK_tracks/RNAseq-noks-methyl_cell-rep2.bw" calcext:value-type="string">
            <text:p>http://ftp.cs.wisc.edu/pub/users/kelesgroup/rwelch/Collab_EJohannsen_EBV_NOK_tracks/RNAseq-noks-methyl_cell-rep2.bw</text:p>
          </table:table-cell>
        </table:table-row>
        <table:table-row table:style-name="ro1">
          <table:table-cell office:value-type="string" calcext:value-type="string">
            <text:p>RNAseq-noks-methyl_cell-rep3.bw</text:p>
          </table:table-cell>
          <table:table-cell table:number-columns-repeated="2"/>
          <table:table-cell table:formula="of:=[.$C$1]&amp;[.A31]" office:value-type="string" office:string-value="http://ftp.cs.wisc.edu/pub/users/kelesgroup/rwelch/Collab_EJohannsen_EBV_NOK_tracks/RNAseq-noks-methyl_cell-rep3.bw" calcext:value-type="string">
            <text:p>http://ftp.cs.wisc.edu/pub/users/kelesgroup/rwelch/Collab_EJohannsen_EBV_NOK_tracks/RNAseq-noks-methyl_cell-rep3.bw</text:p>
          </table:table-cell>
        </table:table-row>
        <table:table-row table:style-name="ro1">
          <table:table-cell office:value-type="string" calcext:value-type="string">
            <text:p>RNAseq-Noks-mono-rep1.bw</text:p>
          </table:table-cell>
          <table:table-cell table:number-columns-repeated="2"/>
          <table:table-cell table:formula="of:=[.$C$1]&amp;[.A32]" office:value-type="string" office:string-value="http://ftp.cs.wisc.edu/pub/users/kelesgroup/rwelch/Collab_EJohannsen_EBV_NOK_tracks/RNAseq-Noks-mono-rep1.bw" calcext:value-type="string">
            <text:p>http://ftp.cs.wisc.edu/pub/users/kelesgroup/rwelch/Collab_EJohannsen_EBV_NOK_tracks/RNAseq-Noks-mono-rep1.bw</text:p>
          </table:table-cell>
        </table:table-row>
        <table:table-row table:style-name="ro1">
          <table:table-cell office:value-type="string" calcext:value-type="string">
            <text:p>RNAseq-Noks-mono-rep2.bw</text:p>
          </table:table-cell>
          <table:table-cell table:number-columns-repeated="2"/>
          <table:table-cell table:formula="of:=[.$C$1]&amp;[.A33]" office:value-type="string" office:string-value="http://ftp.cs.wisc.edu/pub/users/kelesgroup/rwelch/Collab_EJohannsen_EBV_NOK_tracks/RNAseq-Noks-mono-rep2.bw" calcext:value-type="string">
            <text:p>http://ftp.cs.wisc.edu/pub/users/kelesgroup/rwelch/Collab_EJohannsen_EBV_NOK_tracks/RNAseq-Noks-mono-rep2.bw</text:p>
          </table:table-cell>
        </table:table-row>
        <table:table-row table:style-name="ro1">
          <table:table-cell office:value-type="string" calcext:value-type="string">
            <text:p>RNAseq-Noks-mono-rep3.bw</text:p>
          </table:table-cell>
          <table:table-cell table:number-columns-repeated="2"/>
          <table:table-cell table:formula="of:=[.$C$1]&amp;[.A34]" office:value-type="string" office:string-value="http://ftp.cs.wisc.edu/pub/users/kelesgroup/rwelch/Collab_EJohannsen_EBV_NOK_tracks/RNAseq-Noks-mono-rep3.bw" calcext:value-type="string">
            <text:p>http://ftp.cs.wisc.edu/pub/users/kelesgroup/rwelch/Collab_EJohannsen_EBV_NOK_tracks/RNAseq-Noks-mono-rep3.bw</text:p>
          </table:table-cell>
        </table:table-row>
        <table:table-row table:style-name="ro1">
          <table:table-cell office:value-type="string" calcext:value-type="string">
            <text:p>RNAseq-Noks-mono-rep4.bw</text:p>
          </table:table-cell>
          <table:table-cell table:number-columns-repeated="2"/>
          <table:table-cell table:formula="of:=[.$C$1]&amp;[.A35]" office:value-type="string" office:string-value="http://ftp.cs.wisc.edu/pub/users/kelesgroup/rwelch/Collab_EJohannsen_EBV_NOK_tracks/RNAseq-Noks-mono-rep4.bw" calcext:value-type="string">
            <text:p>http://ftp.cs.wisc.edu/pub/users/kelesgroup/rwelch/Collab_EJohannsen_EBV_NOK_tracks/RNAseq-Noks-mono-rep4.bw</text:p>
          </table:table-cell>
        </table:table-row>
        <table:table-row table:style-name="ro1">
          <table:table-cell office:value-type="string" calcext:value-type="string">
            <text:p>RNAseq-noks-no_treatment-rep1.bw</text:p>
          </table:table-cell>
          <table:table-cell table:number-columns-repeated="2"/>
          <table:table-cell table:formula="of:=[.$C$1]&amp;[.A36]" office:value-type="string" office:string-value="http://ftp.cs.wisc.edu/pub/users/kelesgroup/rwelch/Collab_EJohannsen_EBV_NOK_tracks/RNAseq-noks-no_treatment-rep1.bw" calcext:value-type="string">
            <text:p>http://ftp.cs.wisc.edu/pub/users/kelesgroup/rwelch/Collab_EJohannsen_EBV_NOK_tracks/RNAseq-noks-no_treatment-rep1.bw</text:p>
          </table:table-cell>
        </table:table-row>
        <table:table-row table:style-name="ro1">
          <table:table-cell office:value-type="string" calcext:value-type="string">
            <text:p>RNAseq-noks-no_treatment-rep2.bw</text:p>
          </table:table-cell>
          <table:table-cell table:number-columns-repeated="2"/>
          <table:table-cell table:formula="of:=[.$C$1]&amp;[.A37]" office:value-type="string" office:string-value="http://ftp.cs.wisc.edu/pub/users/kelesgroup/rwelch/Collab_EJohannsen_EBV_NOK_tracks/RNAseq-noks-no_treatment-rep2.bw" calcext:value-type="string">
            <text:p>http://ftp.cs.wisc.edu/pub/users/kelesgroup/rwelch/Collab_EJohannsen_EBV_NOK_tracks/RNAseq-noks-no_treatment-rep2.bw</text:p>
          </table:table-cell>
        </table:table-row>
        <table:table-row table:style-name="ro1">
          <table:table-cell office:value-type="string" calcext:value-type="string">
            <text:p>RNAseq-noks-no_treatment-rep3.bw</text:p>
          </table:table-cell>
          <table:table-cell table:number-columns-repeated="2"/>
          <table:table-cell table:formula="of:=[.$C$1]&amp;[.A38]" office:value-type="string" office:string-value="http://ftp.cs.wisc.edu/pub/users/kelesgroup/rwelch/Collab_EJohannsen_EBV_NOK_tracks/RNAseq-noks-no_treatment-rep3.bw" calcext:value-type="string">
            <text:p>http://ftp.cs.wisc.edu/pub/users/kelesgroup/rwelch/Collab_EJohannsen_EBV_NOK_tracks/RNAseq-noks-no_treatment-rep3.bw</text:p>
          </table:table-cell>
        </table:table-row>
        <table:table-row table:style-name="ro1">
          <table:table-cell office:value-type="string" calcext:value-type="string">
            <text:p>RNAseq-noks-no_treatment-rep4.bw</text:p>
          </table:table-cell>
          <table:table-cell table:number-columns-repeated="2"/>
          <table:table-cell table:formula="of:=[.$C$1]&amp;[.A39]" office:value-type="string" office:string-value="http://ftp.cs.wisc.edu/pub/users/kelesgroup/rwelch/Collab_EJohannsen_EBV_NOK_tracks/RNAseq-noks-no_treatment-rep4.bw" calcext:value-type="string">
            <text:p>http://ftp.cs.wisc.edu/pub/users/kelesgroup/rwelch/Collab_EJohannsen_EBV_NOK_tracks/RNAseq-noks-no_treatment-rep4.b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<text:a xlink:href="http://ftp.cs.wisc.edu/pub/users/kelesgroup/rwelch/Collab_EJohannsen_EBV_NOK_tracks/" xlink:type="simple">http://ftp.cs.wisc.edu/pub/users/kelesgroup/rwelch/Collab_EJohannsen_EBV_NOK_tracks/</text:a>BW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Pseq-NOKS-akata-CaFBS-hmC-rep1.bw</text:p>
          </table:table-cell>
          <table:table-cell table:number-columns-repeated="2"/>
          <table:table-cell table:formula="of:=[.$C$41]&amp;[.A44]" office:value-type="string" office:string-value="http://ftp.cs.wisc.edu/pub/users/kelesgroup/rwelch/Collab_EJohannsen_EBV_NOK_tracks/BW/MeDIPseq-NOKS-akata-CaFBS-hmC-rep1.bw" calcext:value-type="string">
            <text:p>http://ftp.cs.wisc.edu/pub/users/kelesgroup/rwelch/Collab_EJohannsen_EBV_NOK_tracks/BW/MeDIPseq-NOKS-akata-CaFBS-hmC-rep1.bw</text:p>
          </table:table-cell>
        </table:table-row>
        <table:table-row table:style-name="ro1">
          <table:table-cell office:value-type="string" calcext:value-type="string">
            <text:p>MeDIPseq-NOKS-akata-CaFBS-hmC-rep2.bw</text:p>
          </table:table-cell>
          <table:table-cell table:number-columns-repeated="2"/>
          <table:table-cell table:formula="of:=[.$C$41]&amp;[.A45]" office:value-type="string" office:string-value="http://ftp.cs.wisc.edu/pub/users/kelesgroup/rwelch/Collab_EJohannsen_EBV_NOK_tracks/BW/MeDIPseq-NOKS-akata-CaFBS-hmC-rep2.bw" calcext:value-type="string">
            <text:p>http://ftp.cs.wisc.edu/pub/users/kelesgroup/rwelch/Collab_EJohannsen_EBV_NOK_tracks/BW/MeDIPseq-NOKS-akata-CaFBS-hmC-rep2.bw</text:p>
          </table:table-cell>
        </table:table-row>
        <table:table-row table:style-name="ro1">
          <table:table-cell office:value-type="string" calcext:value-type="string">
            <text:p>MeDIPseq-NOKS-akata-CaFBS-hmC-rep3.bw</text:p>
          </table:table-cell>
          <table:table-cell table:number-columns-repeated="2"/>
          <table:table-cell table:formula="of:=[.$C$41]&amp;[.A46]" office:value-type="string" office:string-value="http://ftp.cs.wisc.edu/pub/users/kelesgroup/rwelch/Collab_EJohannsen_EBV_NOK_tracks/BW/MeDIPseq-NOKS-akata-CaFBS-hmC-rep3.bw" calcext:value-type="string">
            <text:p>http://ftp.cs.wisc.edu/pub/users/kelesgroup/rwelch/Collab_EJohannsen_EBV_NOK_tracks/BW/MeDIPseq-NOKS-akata-CaFBS-hmC-rep3.bw</text:p>
          </table:table-cell>
        </table:table-row>
        <table:table-row table:style-name="ro1">
          <table:table-cell office:value-type="string" calcext:value-type="string">
            <text:p>MeDIPseq-NOKS-akata-CaFBS-Input-rep0.bw</text:p>
          </table:table-cell>
          <table:table-cell table:number-columns-repeated="2"/>
          <table:table-cell table:formula="of:=[.$C$41]&amp;[.A47]" office:value-type="string" office:string-value="http://ftp.cs.wisc.edu/pub/users/kelesgroup/rwelch/Collab_EJohannsen_EBV_NOK_tracks/BW/MeDIPseq-NOKS-akata-CaFBS-Input-rep0.bw" calcext:value-type="string">
            <text:p>http://ftp.cs.wisc.edu/pub/users/kelesgroup/rwelch/Collab_EJohannsen_EBV_NOK_tracks/BW/MeDIPseq-NOKS-akata-CaFBS-Input-rep0.bw</text:p>
          </table:table-cell>
        </table:table-row>
        <table:table-row table:style-name="ro1">
          <table:table-cell office:value-type="string" calcext:value-type="string">
            <text:p>MeDIPseq-NOKS-akata-CaFBS-Input-rep1.bw</text:p>
          </table:table-cell>
          <table:table-cell table:number-columns-repeated="2"/>
          <table:table-cell table:formula="of:=[.$C$41]&amp;[.A48]" office:value-type="string" office:string-value="http://ftp.cs.wisc.edu/pub/users/kelesgroup/rwelch/Collab_EJohannsen_EBV_NOK_tracks/BW/MeDIPseq-NOKS-akata-CaFBS-Input-rep1.bw" calcext:value-type="string">
            <text:p>http://ftp.cs.wisc.edu/pub/users/kelesgroup/rwelch/Collab_EJohannsen_EBV_NOK_tracks/BW/MeDIPseq-NOKS-akata-CaFBS-Input-rep1.bw</text:p>
          </table:table-cell>
        </table:table-row>
        <table:table-row table:style-name="ro1">
          <table:table-cell office:value-type="string" calcext:value-type="string">
            <text:p>MeDIPseq-NOKS-akata-CaFBS-Input-rep2.bw</text:p>
          </table:table-cell>
          <table:table-cell table:number-columns-repeated="2"/>
          <table:table-cell table:formula="of:=[.$C$41]&amp;[.A49]" office:value-type="string" office:string-value="http://ftp.cs.wisc.edu/pub/users/kelesgroup/rwelch/Collab_EJohannsen_EBV_NOK_tracks/BW/MeDIPseq-NOKS-akata-CaFBS-Input-rep2.bw" calcext:value-type="string">
            <text:p>http://ftp.cs.wisc.edu/pub/users/kelesgroup/rwelch/Collab_EJohannsen_EBV_NOK_tracks/BW/MeDIPseq-NOKS-akata-CaFBS-Input-rep2.bw</text:p>
          </table:table-cell>
        </table:table-row>
        <table:table-row table:style-name="ro1">
          <table:table-cell office:value-type="string" calcext:value-type="string">
            <text:p>MeDIPseq-NOKS-akata-CaFBS-Input-rep3.bw</text:p>
          </table:table-cell>
          <table:table-cell table:number-columns-repeated="2"/>
          <table:table-cell table:formula="of:=[.$C$41]&amp;[.A50]" office:value-type="string" office:string-value="http://ftp.cs.wisc.edu/pub/users/kelesgroup/rwelch/Collab_EJohannsen_EBV_NOK_tracks/BW/MeDIPseq-NOKS-akata-CaFBS-Input-rep3.bw" calcext:value-type="string">
            <text:p>http://ftp.cs.wisc.edu/pub/users/kelesgroup/rwelch/Collab_EJohannsen_EBV_NOK_tracks/BW/MeDIPseq-NOKS-akata-CaFBS-Input-rep3.bw</text:p>
          </table:table-cell>
        </table:table-row>
        <table:table-row table:style-name="ro1">
          <table:table-cell office:value-type="string" calcext:value-type="string">
            <text:p>MeDIPseq-NOKS-akata-CaFBS-mC-rep1.bw</text:p>
          </table:table-cell>
          <table:table-cell table:number-columns-repeated="2"/>
          <table:table-cell table:formula="of:=[.$C$41]&amp;[.A51]" office:value-type="string" office:string-value="http://ftp.cs.wisc.edu/pub/users/kelesgroup/rwelch/Collab_EJohannsen_EBV_NOK_tracks/BW/MeDIPseq-NOKS-akata-CaFBS-mC-rep1.bw" calcext:value-type="string">
            <text:p>http://ftp.cs.wisc.edu/pub/users/kelesgroup/rwelch/Collab_EJohannsen_EBV_NOK_tracks/BW/MeDIPseq-NOKS-akata-CaFBS-mC-rep1.bw</text:p>
          </table:table-cell>
        </table:table-row>
        <table:table-row table:style-name="ro1">
          <table:table-cell office:value-type="string" calcext:value-type="string">
            <text:p>MeDIPseq-NOKS-akata-CaFBS-mC-rep2.bw</text:p>
          </table:table-cell>
          <table:table-cell table:number-columns-repeated="2"/>
          <table:table-cell table:formula="of:=[.$C$41]&amp;[.A52]" office:value-type="string" office:string-value="http://ftp.cs.wisc.edu/pub/users/kelesgroup/rwelch/Collab_EJohannsen_EBV_NOK_tracks/BW/MeDIPseq-NOKS-akata-CaFBS-mC-rep2.bw" calcext:value-type="string">
            <text:p>http://ftp.cs.wisc.edu/pub/users/kelesgroup/rwelch/Collab_EJohannsen_EBV_NOK_tracks/BW/MeDIPseq-NOKS-akata-CaFBS-mC-rep2.bw</text:p>
          </table:table-cell>
        </table:table-row>
        <table:table-row table:style-name="ro1">
          <table:table-cell office:value-type="string" calcext:value-type="string">
            <text:p>MeDIPseq-NOKS-akata-CaFBS-mC-rep3.bw</text:p>
          </table:table-cell>
          <table:table-cell table:number-columns-repeated="2"/>
          <table:table-cell table:formula="of:=[.$C$41]&amp;[.A53]" office:value-type="string" office:string-value="http://ftp.cs.wisc.edu/pub/users/kelesgroup/rwelch/Collab_EJohannsen_EBV_NOK_tracks/BW/MeDIPseq-NOKS-akata-CaFBS-mC-rep3.bw" calcext:value-type="string">
            <text:p>http://ftp.cs.wisc.edu/pub/users/kelesgroup/rwelch/Collab_EJohannsen_EBV_NOK_tracks/BW/MeDIPseq-NOKS-akata-CaFBS-mC-rep3.bw</text:p>
          </table:table-cell>
        </table:table-row>
        <table:table-row table:style-name="ro1">
          <table:table-cell office:value-type="string" calcext:value-type="string">
            <text:p>MeDIPseq-NOKS-akata-mono-hmC-rep1.bw</text:p>
          </table:table-cell>
          <table:table-cell table:number-columns-repeated="2"/>
          <table:table-cell table:formula="of:=[.$C$41]&amp;[.A54]" office:value-type="string" office:string-value="http://ftp.cs.wisc.edu/pub/users/kelesgroup/rwelch/Collab_EJohannsen_EBV_NOK_tracks/BW/MeDIPseq-NOKS-akata-mono-hmC-rep1.bw" calcext:value-type="string">
            <text:p>http://ftp.cs.wisc.edu/pub/users/kelesgroup/rwelch/Collab_EJohannsen_EBV_NOK_tracks/BW/MeDIPseq-NOKS-akata-mono-hmC-rep1.bw</text:p>
          </table:table-cell>
        </table:table-row>
        <table:table-row table:style-name="ro1">
          <table:table-cell office:value-type="string" calcext:value-type="string">
            <text:p>MeDIPseq-NOKS-akata-mono-hmC-rep2.bw</text:p>
          </table:table-cell>
          <table:table-cell table:number-columns-repeated="2"/>
          <table:table-cell table:formula="of:=[.$C$41]&amp;[.A55]" office:value-type="string" office:string-value="http://ftp.cs.wisc.edu/pub/users/kelesgroup/rwelch/Collab_EJohannsen_EBV_NOK_tracks/BW/MeDIPseq-NOKS-akata-mono-hmC-rep2.bw" calcext:value-type="string">
            <text:p>http://ftp.cs.wisc.edu/pub/users/kelesgroup/rwelch/Collab_EJohannsen_EBV_NOK_tracks/BW/MeDIPseq-NOKS-akata-mono-hmC-rep2.bw</text:p>
          </table:table-cell>
        </table:table-row>
        <table:table-row table:style-name="ro1">
          <table:table-cell office:value-type="string" calcext:value-type="string">
            <text:p>MeDIPseq-NOKS-akata-mono-hmC-rep3.bw</text:p>
          </table:table-cell>
          <table:table-cell table:number-columns-repeated="2"/>
          <table:table-cell table:formula="of:=[.$C$41]&amp;[.A56]" office:value-type="string" office:string-value="http://ftp.cs.wisc.edu/pub/users/kelesgroup/rwelch/Collab_EJohannsen_EBV_NOK_tracks/BW/MeDIPseq-NOKS-akata-mono-hmC-rep3.bw" calcext:value-type="string">
            <text:p>http://ftp.cs.wisc.edu/pub/users/kelesgroup/rwelch/Collab_EJohannsen_EBV_NOK_tracks/BW/MeDIPseq-NOKS-akata-mono-hmC-rep3.bw</text:p>
          </table:table-cell>
        </table:table-row>
        <table:table-row table:style-name="ro1">
          <table:table-cell office:value-type="string" calcext:value-type="string">
            <text:p>MeDIPseq-NOKS-akata-mono-Input-rep0.bw</text:p>
          </table:table-cell>
          <table:table-cell table:number-columns-repeated="2"/>
          <table:table-cell table:formula="of:=[.$C$41]&amp;[.A57]" office:value-type="string" office:string-value="http://ftp.cs.wisc.edu/pub/users/kelesgroup/rwelch/Collab_EJohannsen_EBV_NOK_tracks/BW/MeDIPseq-NOKS-akata-mono-Input-rep0.bw" calcext:value-type="string">
            <text:p>http://ftp.cs.wisc.edu/pub/users/kelesgroup/rwelch/Collab_EJohannsen_EBV_NOK_tracks/BW/MeDIPseq-NOKS-akata-mono-Input-rep0.bw</text:p>
          </table:table-cell>
        </table:table-row>
        <table:table-row table:style-name="ro1">
          <table:table-cell office:value-type="string" calcext:value-type="string">
            <text:p>MeDIPseq-NOKS-akata-mono-Input-rep1.bw</text:p>
          </table:table-cell>
          <table:table-cell table:number-columns-repeated="2"/>
          <table:table-cell table:formula="of:=[.$C$41]&amp;[.A58]" office:value-type="string" office:string-value="http://ftp.cs.wisc.edu/pub/users/kelesgroup/rwelch/Collab_EJohannsen_EBV_NOK_tracks/BW/MeDIPseq-NOKS-akata-mono-Input-rep1.bw" calcext:value-type="string">
            <text:p>http://ftp.cs.wisc.edu/pub/users/kelesgroup/rwelch/Collab_EJohannsen_EBV_NOK_tracks/BW/MeDIPseq-NOKS-akata-mono-Input-rep1.bw</text:p>
          </table:table-cell>
        </table:table-row>
        <table:table-row table:style-name="ro1">
          <table:table-cell office:value-type="string" calcext:value-type="string">
            <text:p>MeDIPseq-NOKS-akata-mono-Input-rep2.bw</text:p>
          </table:table-cell>
          <table:table-cell table:number-columns-repeated="2"/>
          <table:table-cell table:formula="of:=[.$C$41]&amp;[.A59]" office:value-type="string" office:string-value="http://ftp.cs.wisc.edu/pub/users/kelesgroup/rwelch/Collab_EJohannsen_EBV_NOK_tracks/BW/MeDIPseq-NOKS-akata-mono-Input-rep2.bw" calcext:value-type="string">
            <text:p>http://ftp.cs.wisc.edu/pub/users/kelesgroup/rwelch/Collab_EJohannsen_EBV_NOK_tracks/BW/MeDIPseq-NOKS-akata-mono-Input-rep2.bw</text:p>
          </table:table-cell>
        </table:table-row>
        <table:table-row table:style-name="ro1">
          <table:table-cell office:value-type="string" calcext:value-type="string">
            <text:p>MeDIPseq-NOKS-akata-mono-Input-rep3.bw</text:p>
          </table:table-cell>
          <table:table-cell table:number-columns-repeated="2"/>
          <table:table-cell table:formula="of:=[.$C$41]&amp;[.A60]" office:value-type="string" office:string-value="http://ftp.cs.wisc.edu/pub/users/kelesgroup/rwelch/Collab_EJohannsen_EBV_NOK_tracks/BW/MeDIPseq-NOKS-akata-mono-Input-rep3.bw" calcext:value-type="string">
            <text:p>http://ftp.cs.wisc.edu/pub/users/kelesgroup/rwelch/Collab_EJohannsen_EBV_NOK_tracks/BW/MeDIPseq-NOKS-akata-mono-Input-rep3.bw</text:p>
          </table:table-cell>
        </table:table-row>
        <table:table-row table:style-name="ro1">
          <table:table-cell office:value-type="string" calcext:value-type="string">
            <text:p>MeDIPseq-NOKS-akata-mono-mC-rep1.bw</text:p>
          </table:table-cell>
          <table:table-cell table:number-columns-repeated="2"/>
          <table:table-cell table:formula="of:=[.$C$41]&amp;[.A61]" office:value-type="string" office:string-value="http://ftp.cs.wisc.edu/pub/users/kelesgroup/rwelch/Collab_EJohannsen_EBV_NOK_tracks/BW/MeDIPseq-NOKS-akata-mono-mC-rep1.bw" calcext:value-type="string">
            <text:p>http://ftp.cs.wisc.edu/pub/users/kelesgroup/rwelch/Collab_EJohannsen_EBV_NOK_tracks/BW/MeDIPseq-NOKS-akata-mono-mC-rep1.bw</text:p>
          </table:table-cell>
        </table:table-row>
        <table:table-row table:style-name="ro1">
          <table:table-cell office:value-type="string" calcext:value-type="string">
            <text:p>MeDIPseq-NOKS-akata-mono-mC-rep2.bw</text:p>
          </table:table-cell>
          <table:table-cell table:number-columns-repeated="2"/>
          <table:table-cell table:formula="of:=[.$C$41]&amp;[.A62]" office:value-type="string" office:string-value="http://ftp.cs.wisc.edu/pub/users/kelesgroup/rwelch/Collab_EJohannsen_EBV_NOK_tracks/BW/MeDIPseq-NOKS-akata-mono-mC-rep2.bw" calcext:value-type="string">
            <text:p>http://ftp.cs.wisc.edu/pub/users/kelesgroup/rwelch/Collab_EJohannsen_EBV_NOK_tracks/BW/MeDIPseq-NOKS-akata-mono-mC-rep2.bw</text:p>
          </table:table-cell>
        </table:table-row>
        <table:table-row table:style-name="ro1">
          <table:table-cell office:value-type="string" calcext:value-type="string">
            <text:p>MeDIPseq-NOKS-akata-mono-mC-rep3.bw</text:p>
          </table:table-cell>
          <table:table-cell table:number-columns-repeated="2"/>
          <table:table-cell table:formula="of:=[.$C$41]&amp;[.A63]" office:value-type="string" office:string-value="http://ftp.cs.wisc.edu/pub/users/kelesgroup/rwelch/Collab_EJohannsen_EBV_NOK_tracks/BW/MeDIPseq-NOKS-akata-mono-mC-rep3.bw" calcext:value-type="string">
            <text:p>http://ftp.cs.wisc.edu/pub/users/kelesgroup/rwelch/Collab_EJohannsen_EBV_NOK_tracks/BW/MeDIPseq-NOKS-akata-mono-mC-rep3.bw</text:p>
          </table:table-cell>
        </table:table-row>
        <table:table-row table:style-name="ro1">
          <table:table-cell office:value-type="string" calcext:value-type="string">
            <text:p>MeDIPseq-NOKS-CaFBS-hmC-rep1.bw</text:p>
          </table:table-cell>
          <table:table-cell table:number-columns-repeated="2"/>
          <table:table-cell table:formula="of:=[.$C$41]&amp;[.A64]" office:value-type="string" office:string-value="http://ftp.cs.wisc.edu/pub/users/kelesgroup/rwelch/Collab_EJohannsen_EBV_NOK_tracks/BW/MeDIPseq-NOKS-CaFBS-hmC-rep1.bw" calcext:value-type="string">
            <text:p>http://ftp.cs.wisc.edu/pub/users/kelesgroup/rwelch/Collab_EJohannsen_EBV_NOK_tracks/BW/MeDIPseq-NOKS-CaFBS-hmC-rep1.bw</text:p>
          </table:table-cell>
        </table:table-row>
        <table:table-row table:style-name="ro1">
          <table:table-cell office:value-type="string" calcext:value-type="string">
            <text:p>MeDIPseq-NOKS-CaFBS-hmC-rep2.bw</text:p>
          </table:table-cell>
          <table:table-cell table:number-columns-repeated="2"/>
          <table:table-cell table:formula="of:=[.$C$41]&amp;[.A65]" office:value-type="string" office:string-value="http://ftp.cs.wisc.edu/pub/users/kelesgroup/rwelch/Collab_EJohannsen_EBV_NOK_tracks/BW/MeDIPseq-NOKS-CaFBS-hmC-rep2.bw" calcext:value-type="string">
            <text:p>http://ftp.cs.wisc.edu/pub/users/kelesgroup/rwelch/Collab_EJohannsen_EBV_NOK_tracks/BW/MeDIPseq-NOKS-CaFBS-hmC-rep2.bw</text:p>
          </table:table-cell>
        </table:table-row>
        <table:table-row table:style-name="ro1">
          <table:table-cell office:value-type="string" calcext:value-type="string">
            <text:p>MeDIPseq-NOKS-CaFBS-hmC-rep3.bw</text:p>
          </table:table-cell>
          <table:table-cell table:number-columns-repeated="2"/>
          <table:table-cell table:formula="of:=[.$C$41]&amp;[.A66]" office:value-type="string" office:string-value="http://ftp.cs.wisc.edu/pub/users/kelesgroup/rwelch/Collab_EJohannsen_EBV_NOK_tracks/BW/MeDIPseq-NOKS-CaFBS-hmC-rep3.bw" calcext:value-type="string">
            <text:p>http://ftp.cs.wisc.edu/pub/users/kelesgroup/rwelch/Collab_EJohannsen_EBV_NOK_tracks/BW/MeDIPseq-NOKS-CaFBS-hmC-rep3.bw</text:p>
          </table:table-cell>
        </table:table-row>
        <table:table-row table:style-name="ro1">
          <table:table-cell office:value-type="string" calcext:value-type="string">
            <text:p>MeDIPseq-NOKS-CaFBS-Input-rep0.bw</text:p>
          </table:table-cell>
          <table:table-cell table:number-columns-repeated="2"/>
          <table:table-cell table:formula="of:=[.$C$41]&amp;[.A67]" office:value-type="string" office:string-value="http://ftp.cs.wisc.edu/pub/users/kelesgroup/rwelch/Collab_EJohannsen_EBV_NOK_tracks/BW/MeDIPseq-NOKS-CaFBS-Input-rep0.bw" calcext:value-type="string">
            <text:p>http://ftp.cs.wisc.edu/pub/users/kelesgroup/rwelch/Collab_EJohannsen_EBV_NOK_tracks/BW/MeDIPseq-NOKS-CaFBS-Input-rep0.bw</text:p>
          </table:table-cell>
        </table:table-row>
        <table:table-row table:style-name="ro1">
          <table:table-cell office:value-type="string" calcext:value-type="string">
            <text:p>MeDIPseq-NOKS-CaFBS-Input-rep1.bw</text:p>
          </table:table-cell>
          <table:table-cell table:number-columns-repeated="2"/>
          <table:table-cell table:formula="of:=[.$C$41]&amp;[.A68]" office:value-type="string" office:string-value="http://ftp.cs.wisc.edu/pub/users/kelesgroup/rwelch/Collab_EJohannsen_EBV_NOK_tracks/BW/MeDIPseq-NOKS-CaFBS-Input-rep1.bw" calcext:value-type="string">
            <text:p>http://ftp.cs.wisc.edu/pub/users/kelesgroup/rwelch/Collab_EJohannsen_EBV_NOK_tracks/BW/MeDIPseq-NOKS-CaFBS-Input-rep1.bw</text:p>
          </table:table-cell>
        </table:table-row>
        <table:table-row table:style-name="ro1">
          <table:table-cell office:value-type="string" calcext:value-type="string">
            <text:p>MeDIPseq-NOKS-CaFBS-Input-rep2.bw</text:p>
          </table:table-cell>
          <table:table-cell table:number-columns-repeated="2"/>
          <table:table-cell table:formula="of:=[.$C$41]&amp;[.A69]" office:value-type="string" office:string-value="http://ftp.cs.wisc.edu/pub/users/kelesgroup/rwelch/Collab_EJohannsen_EBV_NOK_tracks/BW/MeDIPseq-NOKS-CaFBS-Input-rep2.bw" calcext:value-type="string">
            <text:p>http://ftp.cs.wisc.edu/pub/users/kelesgroup/rwelch/Collab_EJohannsen_EBV_NOK_tracks/BW/MeDIPseq-NOKS-CaFBS-Input-rep2.bw</text:p>
          </table:table-cell>
        </table:table-row>
        <table:table-row table:style-name="ro1">
          <table:table-cell office:value-type="string" calcext:value-type="string">
            <text:p>MeDIPseq-NOKS-CaFBS-Input-rep3.bw</text:p>
          </table:table-cell>
          <table:table-cell table:number-columns-repeated="2"/>
          <table:table-cell table:formula="of:=[.$C$41]&amp;[.A70]" office:value-type="string" office:string-value="http://ftp.cs.wisc.edu/pub/users/kelesgroup/rwelch/Collab_EJohannsen_EBV_NOK_tracks/BW/MeDIPseq-NOKS-CaFBS-Input-rep3.bw" calcext:value-type="string">
            <text:p>http://ftp.cs.wisc.edu/pub/users/kelesgroup/rwelch/Collab_EJohannsen_EBV_NOK_tracks/BW/MeDIPseq-NOKS-CaFBS-Input-rep3.bw</text:p>
          </table:table-cell>
        </table:table-row>
        <table:table-row table:style-name="ro1">
          <table:table-cell office:value-type="string" calcext:value-type="string">
            <text:p>MeDIPseq-NOKS-CaFBS-mC-rep1.bw</text:p>
          </table:table-cell>
          <table:table-cell table:number-columns-repeated="2"/>
          <table:table-cell table:formula="of:=[.$C$41]&amp;[.A71]" office:value-type="string" office:string-value="http://ftp.cs.wisc.edu/pub/users/kelesgroup/rwelch/Collab_EJohannsen_EBV_NOK_tracks/BW/MeDIPseq-NOKS-CaFBS-mC-rep1.bw" calcext:value-type="string">
            <text:p>http://ftp.cs.wisc.edu/pub/users/kelesgroup/rwelch/Collab_EJohannsen_EBV_NOK_tracks/BW/MeDIPseq-NOKS-CaFBS-mC-rep1.bw</text:p>
          </table:table-cell>
        </table:table-row>
        <table:table-row table:style-name="ro1">
          <table:table-cell office:value-type="string" calcext:value-type="string">
            <text:p>MeDIPseq-NOKS-CaFBS-mC-rep2.bw</text:p>
          </table:table-cell>
          <table:table-cell table:number-columns-repeated="2"/>
          <table:table-cell table:formula="of:=[.$C$41]&amp;[.A72]" office:value-type="string" office:string-value="http://ftp.cs.wisc.edu/pub/users/kelesgroup/rwelch/Collab_EJohannsen_EBV_NOK_tracks/BW/MeDIPseq-NOKS-CaFBS-mC-rep2.bw" calcext:value-type="string">
            <text:p>http://ftp.cs.wisc.edu/pub/users/kelesgroup/rwelch/Collab_EJohannsen_EBV_NOK_tracks/BW/MeDIPseq-NOKS-CaFBS-mC-rep2.bw</text:p>
          </table:table-cell>
        </table:table-row>
        <table:table-row table:style-name="ro1">
          <table:table-cell office:value-type="string" calcext:value-type="string">
            <text:p>MeDIPseq-NOKS-CaFBS-mC-rep3.bw</text:p>
          </table:table-cell>
          <table:table-cell table:number-columns-repeated="2"/>
          <table:table-cell table:formula="of:=[.$C$41]&amp;[.A73]" office:value-type="string" office:string-value="http://ftp.cs.wisc.edu/pub/users/kelesgroup/rwelch/Collab_EJohannsen_EBV_NOK_tracks/BW/MeDIPseq-NOKS-CaFBS-mC-rep3.bw" calcext:value-type="string">
            <text:p>http://ftp.cs.wisc.edu/pub/users/kelesgroup/rwelch/Collab_EJohannsen_EBV_NOK_tracks/BW/MeDIPseq-NOKS-CaFBS-mC-rep3.bw</text:p>
          </table:table-cell>
        </table:table-row>
        <table:table-row table:style-name="ro1">
          <table:table-cell office:value-type="string" calcext:value-type="string">
            <text:p>MeDIPseq-NOKS-mono-hmC-rep1.bw</text:p>
          </table:table-cell>
          <table:table-cell table:number-columns-repeated="2"/>
          <table:table-cell table:formula="of:=[.$C$41]&amp;[.A74]" office:value-type="string" office:string-value="http://ftp.cs.wisc.edu/pub/users/kelesgroup/rwelch/Collab_EJohannsen_EBV_NOK_tracks/BW/MeDIPseq-NOKS-mono-hmC-rep1.bw" calcext:value-type="string">
            <text:p>http://ftp.cs.wisc.edu/pub/users/kelesgroup/rwelch/Collab_EJohannsen_EBV_NOK_tracks/BW/MeDIPseq-NOKS-mono-hmC-rep1.bw</text:p>
          </table:table-cell>
        </table:table-row>
        <table:table-row table:style-name="ro1">
          <table:table-cell office:value-type="string" calcext:value-type="string">
            <text:p>MeDIPseq-NOKS-mono-hmC-rep2.bw</text:p>
          </table:table-cell>
          <table:table-cell table:number-columns-repeated="2"/>
          <table:table-cell table:formula="of:=[.$C$41]&amp;[.A75]" office:value-type="string" office:string-value="http://ftp.cs.wisc.edu/pub/users/kelesgroup/rwelch/Collab_EJohannsen_EBV_NOK_tracks/BW/MeDIPseq-NOKS-mono-hmC-rep2.bw" calcext:value-type="string">
            <text:p>http://ftp.cs.wisc.edu/pub/users/kelesgroup/rwelch/Collab_EJohannsen_EBV_NOK_tracks/BW/MeDIPseq-NOKS-mono-hmC-rep2.bw</text:p>
          </table:table-cell>
        </table:table-row>
        <table:table-row table:style-name="ro1">
          <table:table-cell office:value-type="string" calcext:value-type="string">
            <text:p>MeDIPseq-NOKS-mono-hmC-rep3.bw</text:p>
          </table:table-cell>
          <table:table-cell table:number-columns-repeated="2"/>
          <table:table-cell table:formula="of:=[.$C$41]&amp;[.A76]" office:value-type="string" office:string-value="http://ftp.cs.wisc.edu/pub/users/kelesgroup/rwelch/Collab_EJohannsen_EBV_NOK_tracks/BW/MeDIPseq-NOKS-mono-hmC-rep3.bw" calcext:value-type="string">
            <text:p>http://ftp.cs.wisc.edu/pub/users/kelesgroup/rwelch/Collab_EJohannsen_EBV_NOK_tracks/BW/MeDIPseq-NOKS-mono-hmC-rep3.bw</text:p>
          </table:table-cell>
        </table:table-row>
        <table:table-row table:style-name="ro1">
          <table:table-cell office:value-type="string" calcext:value-type="string">
            <text:p>MeDIPseq-NOKS-mono-Input-rep0.bw</text:p>
          </table:table-cell>
          <table:table-cell table:number-columns-repeated="2"/>
          <table:table-cell table:formula="of:=[.$C$41]&amp;[.A77]" office:value-type="string" office:string-value="http://ftp.cs.wisc.edu/pub/users/kelesgroup/rwelch/Collab_EJohannsen_EBV_NOK_tracks/BW/MeDIPseq-NOKS-mono-Input-rep0.bw" calcext:value-type="string">
            <text:p>http://ftp.cs.wisc.edu/pub/users/kelesgroup/rwelch/Collab_EJohannsen_EBV_NOK_tracks/BW/MeDIPseq-NOKS-mono-Input-rep0.bw</text:p>
          </table:table-cell>
        </table:table-row>
        <table:table-row table:style-name="ro1">
          <table:table-cell office:value-type="string" calcext:value-type="string">
            <text:p>MeDIPseq-NOKS-mono-Input-rep1.bw</text:p>
          </table:table-cell>
          <table:table-cell table:number-columns-repeated="2"/>
          <table:table-cell table:formula="of:=[.$C$41]&amp;[.A78]" office:value-type="string" office:string-value="http://ftp.cs.wisc.edu/pub/users/kelesgroup/rwelch/Collab_EJohannsen_EBV_NOK_tracks/BW/MeDIPseq-NOKS-mono-Input-rep1.bw" calcext:value-type="string">
            <text:p>http://ftp.cs.wisc.edu/pub/users/kelesgroup/rwelch/Collab_EJohannsen_EBV_NOK_tracks/BW/MeDIPseq-NOKS-mono-Input-rep1.bw</text:p>
          </table:table-cell>
        </table:table-row>
        <table:table-row table:style-name="ro1">
          <table:table-cell office:value-type="string" calcext:value-type="string">
            <text:p>MeDIPseq-NOKS-mono-Input-rep2.bw</text:p>
          </table:table-cell>
          <table:table-cell table:number-columns-repeated="2"/>
          <table:table-cell table:formula="of:=[.$C$41]&amp;[.A79]" office:value-type="string" office:string-value="http://ftp.cs.wisc.edu/pub/users/kelesgroup/rwelch/Collab_EJohannsen_EBV_NOK_tracks/BW/MeDIPseq-NOKS-mono-Input-rep2.bw" calcext:value-type="string">
            <text:p>http://ftp.cs.wisc.edu/pub/users/kelesgroup/rwelch/Collab_EJohannsen_EBV_NOK_tracks/BW/MeDIPseq-NOKS-mono-Input-rep2.bw</text:p>
          </table:table-cell>
        </table:table-row>
        <table:table-row table:style-name="ro1">
          <table:table-cell office:value-type="string" calcext:value-type="string">
            <text:p>MeDIPseq-NOKS-mono-Input-rep3.bw</text:p>
          </table:table-cell>
          <table:table-cell table:number-columns-repeated="2"/>
          <table:table-cell table:formula="of:=[.$C$41]&amp;[.A80]" office:value-type="string" office:string-value="http://ftp.cs.wisc.edu/pub/users/kelesgroup/rwelch/Collab_EJohannsen_EBV_NOK_tracks/BW/MeDIPseq-NOKS-mono-Input-rep3.bw" calcext:value-type="string">
            <text:p>http://ftp.cs.wisc.edu/pub/users/kelesgroup/rwelch/Collab_EJohannsen_EBV_NOK_tracks/BW/MeDIPseq-NOKS-mono-Input-rep3.bw</text:p>
          </table:table-cell>
        </table:table-row>
        <table:table-row table:style-name="ro1">
          <table:table-cell office:value-type="string" calcext:value-type="string">
            <text:p>MeDIPseq-NOKS-mono-mC-rep1.bw</text:p>
          </table:table-cell>
          <table:table-cell table:number-columns-repeated="2"/>
          <table:table-cell table:formula="of:=[.$C$41]&amp;[.A81]" office:value-type="string" office:string-value="http://ftp.cs.wisc.edu/pub/users/kelesgroup/rwelch/Collab_EJohannsen_EBV_NOK_tracks/BW/MeDIPseq-NOKS-mono-mC-rep1.bw" calcext:value-type="string">
            <text:p>http://ftp.cs.wisc.edu/pub/users/kelesgroup/rwelch/Collab_EJohannsen_EBV_NOK_tracks/BW/MeDIPseq-NOKS-mono-mC-rep1.bw</text:p>
          </table:table-cell>
        </table:table-row>
        <table:table-row table:style-name="ro1">
          <table:table-cell office:value-type="string" calcext:value-type="string">
            <text:p>MeDIPseq-NOKS-mono-mC-rep2.bw</text:p>
          </table:table-cell>
          <table:table-cell table:number-columns-repeated="2"/>
          <table:table-cell table:formula="of:=[.$C$41]&amp;[.A82]" office:value-type="string" office:string-value="http://ftp.cs.wisc.edu/pub/users/kelesgroup/rwelch/Collab_EJohannsen_EBV_NOK_tracks/BW/MeDIPseq-NOKS-mono-mC-rep2.bw" calcext:value-type="string">
            <text:p>http://ftp.cs.wisc.edu/pub/users/kelesgroup/rwelch/Collab_EJohannsen_EBV_NOK_tracks/BW/MeDIPseq-NOKS-mono-mC-rep2.bw</text:p>
          </table:table-cell>
        </table:table-row>
        <table:table-row table:style-name="ro1">
          <table:table-cell office:value-type="string" calcext:value-type="string">
            <text:p>MeDIPseq-NOKS-mono-mC-rep3.bw</text:p>
          </table:table-cell>
          <table:table-cell table:number-columns-repeated="2"/>
          <table:table-cell table:formula="of:=[.$C$41]&amp;[.A83]" office:value-type="string" office:string-value="http://ftp.cs.wisc.edu/pub/users/kelesgroup/rwelch/Collab_EJohannsen_EBV_NOK_tracks/BW/MeDIPseq-NOKS-mono-mC-rep3.bw" calcext:value-type="string">
            <text:p>http://ftp.cs.wisc.edu/pub/users/kelesgroup/rwelch/Collab_EJohannsen_EBV_NOK_tracks/BW/MeDIPseq-NOKS-mono-mC-rep3.bw</text:p>
          </table:table-cell>
        </table:table-row>
      </table:table>
      <table:named-expressions/>
      <table:database-ranges>
        <table:database-range table:name="__Anonymous_Sheet_DB__1" table:target-range-address="Sheet2.A43:Sheet2.A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1:52:57.267616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7-02-01T21:08:05.350933589</meta:creation-date>
    <dc:date>2017-04-06T12:13:56.642729589</dc:date>
    <meta:editing-duration>PT1H20M30S</meta:editing-duration>
    <meta:editing-cycles>6</meta:editing-cycles>
    <meta:generator>LibreOffice/5.1.6.2$Linux_X86_64 LibreOffice_project/10m0$Build-2</meta:generator>
    <meta:document-statistic meta:table-count="2" meta:cell-count="306" meta:object-count="0"/>
  </office:meta>
</office:document-meta>
</file>